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7.536cm"/>
      <style:paragraph-properties style:writing-mode="lr-tb"/>
    </style:style>
    <style:style style:name="gr3" style:family="graphic" style:parent-style-name="Default_5f_1">
      <style:graphic-properties draw:stroke="none" draw:fill="none" fo:min-height="11.67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Default_5f_1">
      <style:graphic-properties draw:fill="none" draw:textarea-horizontal-align="justify" draw:textarea-vertical-align="middle" draw:auto-grow-height="false" fo:min-height="0.5cm" fo:min-width="3.5cm"/>
    </style:style>
    <style:style style:name="gr6" style:family="graphic" style:parent-style-name="Default_5f_1">
      <style:graphic-properties draw:fill="none" draw:textarea-horizontal-align="justify" draw:textarea-vertical-align="middle" draw:auto-grow-height="false" fo:min-height="0.5cm" fo:min-width="3.5cm"/>
      <style:paragraph-properties style:writing-mode="lr-tb"/>
    </style:style>
    <style:style style:name="gr7" style:family="graphic" style:parent-style-name="Object_20_without_20_fill_5f_1">
      <style:graphic-properties svg:stroke-color="#3465a4" draw:fill="none" draw:textarea-vertical-align="middle"/>
    </style:style>
    <style:style style:name="gr8" style:family="graphic" style:parent-style-name="Object_20_without_20_fill_5f_1">
      <style:graphic-properties draw:marker-end="Arrow" draw:marker-end-width="0.3cm" draw:fill="none" draw:textarea-vertical-align="middle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10" style:family="graphic" style:parent-style-name="Default_5f_1">
      <style:graphic-properties draw:fill="none" draw:textarea-horizontal-align="justify" draw:textarea-vertical-align="middle" draw:auto-grow-height="false" fo:min-height="0.694cm" fo:min-width="0cm"/>
    </style:style>
    <style:style style:name="gr11" style:family="graphic" style:parent-style-name="Default_5f_1">
      <style:graphic-properties draw:stroke="none" draw:fill="none" fo:min-height="6.361cm"/>
      <style:paragraph-properties style:writing-mode="lr-tb"/>
    </style:style>
    <style:style style:name="gr12" style:family="graphic" style:parent-style-name="Default_5f_1">
      <style:graphic-properties draw:stroke="none" draw:fill="none" fo:min-height="6.772cm"/>
      <style:paragraph-properties style:writing-mode="lr-tb"/>
    </style:style>
    <style:style style:name="gr13" style:family="graphic" style:parent-style-name="Default_5f_1">
      <style:graphic-properties draw:textarea-horizontal-align="justify" draw:textarea-vertical-align="middle" draw:auto-grow-height="false" fo:min-height="0.05cm" fo:min-width="0.955cm"/>
    </style:style>
    <style:style style:name="gr14" style:family="graphic" style:parent-style-name="Default_5f_1">
      <style:graphic-properties draw:stroke="none" draw:fill="none" fo:min-height="5.831cm"/>
      <style:paragraph-properties style:writing-mode="lr-tb"/>
    </style:style>
    <style:style style:name="gr15" style:family="graphic" style:parent-style-name="Default_5f_1">
      <style:graphic-properties draw:stroke="none" draw:fill="none" fo:min-height="5.301cm"/>
      <style:paragraph-properties style:writing-mode="lr-tb"/>
    </style:style>
    <style:style style:name="gr16" style:family="graphic" style:parent-style-name="Default_5f_1">
      <style:graphic-properties draw:stroke="none" draw:fill="none" fo:min-height="6.337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91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5cm" fo:min-width="3.5cm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5cm" fo:min-width="3.5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23" style:family="graphic" style:parent-style-name="objectwithoutfill">
      <style:graphic-properties svg:stroke-color="#3465a4" draw:fill="none" draw:textarea-vertical-align="middle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0.694cm" fo:min-width="0cm"/>
    </style:style>
    <style:style style:name="gr25" style:family="graphic" style:parent-style-name="standard">
      <style:graphic-properties draw:stroke="none" draw:fill="none" fo:min-height="5.831cm"/>
      <style:paragraph-properties style:writing-mode="lr-tb"/>
    </style:style>
    <style:style style:name="gr26" style:family="graphic" style:parent-style-name="standard">
      <style:graphic-properties draw:stroke="none" draw:fill="none" fo:min-height="7.09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8" style:family="graphic" style:parent-style-name="standard">
      <style:graphic-properties draw:stroke="none" draw:fill="none" fo:min-height="7.067cm"/>
      <style:paragraph-properties style:writing-mode="lr-tb"/>
    </style:style>
    <style:style style:name="gr29" style:family="graphic" style:parent-style-name="standard">
      <style:graphic-properties draw:stroke="none" draw:fill="none" fo:min-height="7.95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7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pr1" style:family="presentation" style:parent-style-name="simple-abhijit-notes">
      <style:graphic-properties draw:fill-color="#ffffff" fo:min-height="13.364cm"/>
      <style:paragraph-properties style:writing-mode="lr-tb"/>
    </style:style>
    <style:style style:name="pr2" style:family="presentation" style:parent-style-name="simple-abhijit-title">
      <style:graphic-properties fo:min-height="2.63cm"/>
      <style:paragraph-properties style:writing-mode="lr-tb"/>
    </style:style>
    <style:style style:name="pr3" style:family="presentation" style:parent-style-name="simple-abhijit-outline1">
      <style:graphic-properties fo:min-height="11.92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3.5pt" fo:font-weight="bold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  <style:text-properties fo:font-size="13.5pt"/>
    </style:style>
    <style:style style:name="P4" style:family="paragraph">
      <loext:graphic-properties draw:fill="none"/>
      <style:paragraph-properties style:writing-mode="lr-tb"/>
      <style:text-properties fo:font-size="13.5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font-size="13.5pt"/>
    </style:style>
    <style:style style:name="P8" style:family="paragraph">
      <loext:graphic-properties draw:fill="none"/>
      <style:paragraph-properties fo:text-align="center" style:writing-mode="lr-tb"/>
      <style:text-properties fo:font-size="13.5pt"/>
    </style:style>
    <style:style style:name="P9" style:family="paragraph">
      <style:paragraph-properties fo:text-align="center" style:writing-mode="lr-tb"/>
      <style:text-properties fo:font-size="10.5pt" style:font-size-asian="14pt" style:font-size-complex="14pt"/>
    </style:style>
    <style:style style:name="P10" style:family="paragraph">
      <loext:graphic-properties draw:fill="none"/>
      <style:paragraph-properties fo:text-align="center" style:writing-mode="lr-tb"/>
      <style:text-properties fo:font-size="10.5pt" style:font-size-asian="14pt" style:font-size-complex="14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13.5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font-size="12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2pt" style:font-size-asian="16pt" style:font-size-complex="16pt"/>
    </style:style>
    <style:style style:name="P16" style:family="paragraph">
      <loext:graphic-properties draw:fill="none"/>
      <style:paragraph-properties style:writing-mode="lr-tb"/>
      <style:text-properties style:use-window-font-color="true" loext:opacity="0%" fo:font-size="13.5pt" fo:font-weight="normal" style:font-weight-asian="normal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fo:color="#008080" loext:opacity="100%" fo:font-size="13.5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color="#000080" loext:opacity="100%" fo:font-size="18pt" fo:font-weight="bold" style:font-size-asian="24pt" style:font-weight-asian="bold" style:font-size-complex="24pt" style:font-weight-complex="bold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3.5pt"/>
    </style:style>
    <style:style style:name="P20" style:family="paragraph">
      <style:paragraph-properties fo:text-align="center" style:writing-mode="lr-tb"/>
      <style:text-properties fo:color="#ce181e" loext:opacity="100%" fo:font-size="13.5pt" fo:font-weight="bold" style:font-weight-asian="bold" style:font-weight-complex="bold"/>
    </style:style>
    <style:style style:name="P21" style:family="paragraph">
      <loext:graphic-properties draw:fill="none"/>
      <style:paragraph-properties fo:text-align="center" style:writing-mode="lr-tb"/>
      <style:text-properties fo:color="#ce181e" loext:opacity="100%" fo:font-size="13.5pt" fo:font-weight="bold" style:font-weight-asian="bold" style:font-weight-complex="bold"/>
    </style:style>
    <style:style style:name="P22" style:family="paragraph">
      <style:paragraph-properties fo:text-align="center" style:writing-mode="lr-tb"/>
      <style:text-properties style:use-window-font-color="true" loext:opacity="0%" fo:font-size="13.5pt" fo:font-weight="bold" style:font-weight-asian="bold" style:font-weight-complex="bold"/>
    </style:style>
    <style:style style:name="P23" style:family="paragraph">
      <loext:graphic-properties draw:fill="none"/>
      <style:paragraph-properties fo:text-align="center" style:writing-mode="lr-tb"/>
      <style:text-properties style:use-window-font-color="true" loext:opacity="0%" fo:font-size="13.5pt" fo:font-weight="bold" style:font-weight-asian="bold" style:font-weight-complex="bold"/>
    </style:style>
    <style:style style:name="P24" style:family="paragraph">
      <style:paragraph-properties style:writing-mode="lr-tb"/>
    </style:style>
    <style:style style:name="T1" style:family="text">
      <style:text-properties fo:font-size="13.5pt" fo:font-weight="bold" style:font-weight-asian="bold" style:font-weight-complex="bold"/>
    </style:style>
    <style:style style:name="T2" style:family="text">
      <style:text-properties fo:color="#ce181e" loext:opacity="100%" fo:font-size="13.5pt" fo:font-weight="bold" style:font-weight-asian="bold" style:font-weight-complex="bold"/>
    </style:style>
    <style:style style:name="T3" style:family="text">
      <style:text-properties fo:font-size="13.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ce181e" loext:opacity="100%" fo:font-size="13.5pt" fo:font-style="italic" fo:font-weight="bold" style:font-weight-asian="bold" style:font-weight-complex="bold"/>
    </style:style>
    <style:style style:name="T6" style:family="text">
      <style:text-properties style:use-window-font-color="true" loext:opacity="0%" fo:font-size="13.5pt" fo:font-weight="bold" style:font-weight-asian="bold" style:font-weight-complex="bold"/>
    </style:style>
    <style:style style:name="T7" style:family="text">
      <style:text-properties style:use-window-font-color="true" loext:opacity="0%" fo:font-size="13.5pt" fo:font-weight="normal" style:font-weight-asian="normal" style:font-weight-complex="normal"/>
    </style:style>
    <style:style style:name="T8" style:family="text">
      <style:text-properties fo:color="#ce181e" loext:opacity="100%" fo:font-size="13.5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808000" loext:opacity="100%" fo:font-size="13.5pt" fo:font-weight="bold" style:font-weight-asian="bold" style:font-weight-complex="bold"/>
    </style:style>
    <style:style style:name="T11" style:family="text">
      <style:text-properties fo:color="#808000" loext:opacity="100%" fo:font-size="13.5pt"/>
    </style:style>
    <style:style style:name="T12" style:family="text">
      <style:text-properties fo:color="#008080" loext:opacity="100%" fo:font-size="13.5pt" fo:font-weight="bold" style:font-weight-asian="bold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e181e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ce181e" loext:opacity="100%" style:font-name="Courier" fo:font-size="13.5pt" fo:font-weight="bold" style:font-weight-asian="bold" style:font-weight-complex="bold"/>
    </style:style>
    <style:style style:name="T16" style:family="text">
      <style:text-properties fo:color="#000080" loext:opacity="100%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font-name="Courier" fo:font-size="13.5pt" fo:font-weight="bold" style:font-weight-asian="bold" style:font-weight-complex="bold"/>
    </style:style>
    <style:style style:name="T19" style:family="text">
      <style:text-properties style:use-window-font-color="true" loext:opacity="0%" style:font-name="Courier" fo:font-size="13.5pt" fo:font-weight="normal" style:font-weight-asian="normal" style:font-weight-complex="normal"/>
    </style:style>
    <style:style style:name="T20" style:family="text">
      <style:text-properties fo:color="#dd4814" loext:opacity="100%" fo:font-size="13.5pt" fo:font-weight="bold" style:font-weight-asian="bold" style:font-weight-complex="bold"/>
    </style:style>
    <style:style style:name="T21" style:family="text">
      <style:text-properties fo:color="#0000ff" loext:opacity="100%" fo:font-size="13.5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abhijit" presentation:presentation-page-layout-name="AL1T0">
        <office:forms form:automatic-focus="false" form:apply-design-mode="false"/>
        <draw:frame draw:style-name="gr1" draw:text-style-name="P1" draw:layer="layout" svg:width="26.4cm" svg:height="1.255cm" svg:x="1cm" svg:y="0.6cm">
          <draw:text-box>
            <text:p><text:span text:style-name="T1">Let’s see a demo of how the stack is built and destroyed during function calls, on a Linux machine using GCC. </text:span></text:p>
          </draw:text-box>
        </draw:frame>
        <draw:frame draw:style-name="gr2" draw:text-style-name="P3" draw:layer="layout" svg:width="12cm" svg:height="17.786cm" svg:x="1.2cm" svg:y="2.1cm">
          <draw:text-box>
            <text:p><text:span text:style-name="T2">Consider this C code</text:span></text:p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 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</text:span></text:p>
            <text:p><text:span text:style-name="T3"><text:s text:c="8"/></text:span><text:span text:style-name="T3">z = x + y;</text:span></text:p>
            <text:p><text:span text:style-name="T3"><text:s text:c="8"/></text:span><text:span text:style-name="T3">return z;</text:span></text:p>
            <text:p><text:span text:style-name="T3">}</text:span></text:p>
            <text:p><text:span text:style-name="T3"/></text:p>
            <text:p><text:span text:style-name="T2">Translated to assembly as:</text:span></text:p>
            <text:p text:style-name="P2"><text:span text:style-name="T2">add:</text:span></text:p>
            <text:p text:style-name="P2"><text:span text:style-name="T3"><text:s text:c="8"/></text:span><text:span text:style-name="T3">pushl <text:s text:c="2"/>%ebp</text:span></text:p>
            <text:p text:style-name="P2"><text:span text:style-name="T3"><text:s text:c="8"/></text:span><text:span text:style-name="T3">movl <text:s text:c="3"/>%esp, %ebp</text:span></text:p>
            <text:p text:style-name="P2"><text:span text:style-name="T3"><text:s text:c="8"/></text:span><text:span text:style-name="T3">subl <text:s text:c="3"/>$16, %esp</text:span></text:p>
            <text:p text:style-name="P2"><text:span text:style-name="T3"><text:s text:c="8"/></text:span><text:span text:style-name="T3">movl <text:s text:c="3"/>8(%ebp), %edx</text:span></text:p>
            <text:p text:style-name="P2"><text:span text:style-name="T3"><text:s text:c="8"/></text:span><text:span text:style-name="T3">movl <text:s text:c="3"/>12(%ebp), %eax</text:span></text:p>
            <text:p text:style-name="P2"><text:span text:style-name="T3"><text:s text:c="8"/></text:span><text:span text:style-name="T3">addl <text:s text:c="3"/>%edx, %eax</text:span></text:p>
            <text:p text:style-name="P2"><text:span text:style-name="T3"><text:s text:c="8"/></text:span><text:span text:style-name="T3">movl <text:s text:c="3"/>%eax, -4(%ebp)</text:span></text:p>
            <text:p text:style-name="P2"><text:span text:style-name="T3"><text:s text:c="8"/></text:span><text:span text:style-name="T3">movl <text:s text:c="3"/>-4(%ebp), %eax</text:span></text:p>
            <text:p text:style-name="P2"><text:span text:style-name="T3"><text:s text:c="8"/></text:span><text:span text:style-name="T3">leave</text:span></text:p>
            <text:p><text:span text:style-name="T3"><text:s text:c="8"/></text:span><text:span text:style-name="T3">ret</text:span></text:p>
            <text:p><text:span text:style-name="T3"/></text:p>
          </draw:text-box>
        </draw:frame>
        <draw:frame draw:style-name="gr3" draw:text-style-name="P4" draw:layer="layout" svg:width="10.6cm" svg:height="11.92cm" svg:x="15cm" svg:y="2.85cm">
          <draw:text-box>
            <text:p><text:span text:style-name="T2">mult:</text:span></text:p>
            <text:p><text:span text:style-name="T3"><text:s text:c="8"/></text:span><text:span text:style-name="T3">pushl <text:s text:c="2"/>%ebp</text:span></text:p>
            <text:p><text:span text:style-name="T3"><text:s text:c="8"/></text:span><text:span text:style-name="T3">movl <text:s text:c="3"/>%esp, %ebp </text:span></text:p>
            <text:p><text:span text:style-name="T3"><text:s text:c="8"/></text:span><text:span text:style-name="T3">subl <text:s text:c="3"/>$24, %esp</text:span></text:p>
            <text:p><text:span text:style-name="T3"><text:s text:c="8"/></text:span><text:span text:style-name="T3">movl <text:s text:c="3"/>$20, -24(%ebp)</text:span></text:p>
            <text:p><text:span text:style-name="T3"><text:s text:c="8"/></text:span><text:span text:style-name="T3">movl <text:s text:c="3"/>$30, -20(%ebp)</text:span></text:p>
            <text:p><text:span text:style-name="T3"><text:s text:c="8"/></text:span><text:span text:style-name="T3">subl <text:s text:c="3"/>$8, %esp</text:span></text:p>
            <text:p><text:span text:style-name="T3"><text:s text:c="8"/></text:span><text:span text:style-name="T3">pushl <text:s text:c="2"/>-20(%ebp)</text:span></text:p>
            <text:p><text:span text:style-name="T3"><text:s text:c="8"/></text:span><text:span text:style-name="T3">pushl <text:s text:c="2"/>-24(%ebp)</text:span></text:p>
            <text:p><text:span text:style-name="T3"><text:s text:c="8"/></text:span><text:span text:style-name="T3">call <text:s text:c="3"/>add</text:span></text:p>
            <text:p><text:span text:style-name="T3"><text:s text:c="8"/></text:span><text:span text:style-name="T3">addl <text:s text:c="3"/>$16, %esp</text:span></text:p>
            <text:p><text:span text:style-name="T3"><text:s text:c="8"/></text:span><text:span text:style-name="T3">movl <text:s text:c="3"/>%eax, -16(%ebp)</text:span></text:p>
            <text:p><text:span text:style-name="T3"><text:s text:c="8"/></text:span><text:span text:style-name="T3">movl <text:s text:c="3"/>8(%ebp), %eax</text:span></text:p>
            <text:p><text:span text:style-name="T3"><text:s text:c="8"/></text:span><text:span text:style-name="T3">imull <text:s text:c="2"/>12(%ebp), %eax</text:span></text:p>
            <text:p><text:span text:style-name="T3"><text:s text:c="8"/></text:span><text:span text:style-name="T3">movl <text:s text:c="3"/>%eax, %edx</text:span></text:p>
            <text:p><text:span text:style-name="T3"><text:s text:c="8"/></text:span><text:span text:style-name="T3">movl <text:s text:c="3"/>-16(%ebp), %eax</text:span></text:p>
            <text:p><text:span text:style-name="T3"><text:s text:c="8"/></text:span><text:span text:style-name="T3">addl <text:s text:c="3"/>%edx, %eax</text:span></text:p>
            <text:p><text:span text:style-name="T3"><text:s text:c="8"/></text:span><text:span text:style-name="T3">movl <text:s text:c="3"/>%eax, -12(%ebp)</text:span></text:p>
            <text:p><text:span text:style-name="T3"><text:s text:c="8"/></text:span><text:span text:style-name="T3">movl <text:s text:c="3"/>-12(%ebp), %eax</text:span></text:p>
            <text:p><text:span text:style-name="T3"><text:s text:c="8"/></text:span><text:span text:style-name="T3">leave</text:span></text:p>
            <text:p><text:span text:style-name="T3"><text:s text:c="8"/></text:span><text:span text:style-name="T3">ret</text:span></text:p>
            <text:p><text:span text:style-name="T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" presentation:presentation-page-layout-name="AL2T1">
        <office:forms form:automatic-focus="false" form:apply-design-mode="false"/>
        <draw:custom-shape draw:style-name="gr5" draw:text-style-name="P6" draw:layer="layout" svg:width="4cm" svg:height="0.75cm" svg:x="4.2cm" svg:y="3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4.65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2cm" svg:y1="1.65cm" svg:x2="8.2cm" svg:y2="3.15cm">
          <text:p/>
        </draw:line>
        <draw:line draw:style-name="gr7" draw:text-style-name="P6" draw:layer="layout" svg:x1="4.2cm" svg:y1="1.65cm" svg:x2="4.2cm" svg:y2="3.15cm">
          <text:p/>
        </draw:line>
        <draw:custom-shape draw:style-name="gr6" draw:text-style-name="P8" draw:layer="layout" svg:width="4cm" svg:height="0.75cm" svg:x="4.2cm" svg:y="5.4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0.75cm" svg:x="4.2cm" svg:y="6.15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6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7.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9.1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cm" svg:y1="7.95cm" svg:x2="8.2cm" svg:y2="6.9cm">
          <text:p/>
        </draw:line>
        <draw:line draw:style-name="gr8" draw:text-style-name="P6" draw:layer="layout" svg:x1="11.6cm" svg:y1="5.85cm" svg:x2="8.2cm" svg:y2="4.65cm">
          <text:p/>
        </draw:line>
        <draw:frame draw:style-name="gr9" draw:text-style-name="P1" draw:layer="layout" svg:width="2.2cm" svg:height="0.781cm" svg:x="11.5cm" svg:y="5.625cm">
          <draw:text-box>
            <text:p><text:span text:style-name="T1">ebp</text:span></text:p>
          </draw:text-box>
        </draw:frame>
        <draw:frame draw:style-name="gr9" draw:text-style-name="P1" draw:layer="layout" svg:width="2.2cm" svg:height="0.781cm" svg:x="11.2cm" svg:y="7.528cm">
          <draw:text-box>
            <text:p><text:span text:style-name="T1">esp</text:span></text:p>
          </draw:text-box>
        </draw:frame>
        <draw:line draw:style-name="gr7" draw:text-style-name="P6" draw:layer="layout" svg:x1="4.2cm" svg:y1="9.9cm" svg:x2="4.2cm" svg:y2="11.4cm">
          <text:p/>
        </draw:line>
        <draw:line draw:style-name="gr7" draw:text-style-name="P6" draw:layer="layout" svg:x1="8.2cm" svg:y1="9.9cm" svg:x2="8.2cm" svg:y2="11.4cm">
          <text:p/>
        </draw:line>
        <draw:frame draw:style-name="gr9" draw:text-style-name="P3" draw:layer="layout" svg:width="2.2cm" svg:height="0.781cm" svg:x="1.2cm" svg:y="1.5cm">
          <draw:text-box>
            <text:p><text:span text:style-name="T3">Stack</text:span></text:p>
          </draw:text-box>
        </draw:frame>
        <draw:custom-shape draw:style-name="gr10" draw:text-style-name="P6" draw:layer="layout" svg:width="0.8cm" svg:height="1.078cm" svg:x="1.8cm" svg:y="2.2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2" draw:layer="layout" svg:width="1.8cm" svg:height="0.781cm" svg:x="2.4cm" svg:y="4.35cm">
          <draw:text-box>
            <text:p text:style-name="P11"><text:span text:style-name="T3">X</text:span></text:p>
          </draw:text-box>
        </draw:frame>
        <draw:frame draw:style-name="gr11" draw:text-style-name="P4" draw:layer="layout" svg:width="8.075cm" svg:height="6.611cm" svg:x="17.8cm" svg:y="0.6cm">
          <draw:text-box>
            <text:p><text:span text:style-name="T5">/* Control is here </text:span><text:span text:style-name="T2">*/</text:span></text:p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 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3"><text:s text:c="8"/></text:span><text:span text:style-name="T3">z = x + y;</text:span></text:p>
            <text:p><text:span text:style-name="T3"><text:s text:c="8"/></text:span><text:span text:style-name="T3">return z;</text:span></text:p>
            <text:p><text:span text:style-name="T3">}</text:span></text:p>
          </draw:text-box>
        </draw:frame>
        <draw:frame draw:style-name="gr12" draw:text-style-name="P4" draw:layer="layout" svg:width="8.338cm" svg:height="7.022cm" svg:x="17.262cm" svg:y="7.5cm">
          <draw:text-box>
            <text:p><text:span text:style-name="T5">* Control is here </text:span><text:span text:style-name="T2">*/</text:span></text:p>
            <text:p><text:span text:style-name="T3">mult:</text:span></text:p>
            <text:p><text:span text:style-name="T3"><text:s text:c="8"/></text:span><text:span text:style-name="T3">pushl <text:s text:c="2"/>%ebp</text:span></text:p>
            <text:p><text:span text:style-name="T3"><text:s text:c="8"/></text:span><text:span text:style-name="T3">movl <text:s text:c="3"/>%esp, %ebp </text:span></text:p>
            <text:p><text:span text:style-name="T3"><text:s text:c="8"/></text:span><text:span text:style-name="T3">subl <text:s text:c="3"/>$24, %esp</text:span></text:p>
            <text:p><text:span text:style-name="T3"><text:s text:c="8"/></text:span><text:span text:style-name="T3">movl <text:s text:c="3"/>$20, -24(%ebp)</text:span></text:p>
            <text:p><text:span text:style-name="T3"><text:s text:c="8"/></text:span><text:span text:style-name="T3">movl <text:s text:c="3"/>$30, -20(%ebp)</text:span></text:p>
            <text:p><text:span text:style-name="T3"><text:s text:c="8"/></text:span><text:span text:style-name="T3">subl <text:s text:c="3"/>$8, %esp</text:span></text:p>
            <text:p><text:span text:style-name="T3"><text:s text:c="8"/></text:span><text:span text:style-name="T3">pushl <text:s text:c="2"/>-20(%ebp)</text:span></text:p>
            <text:p><text:span text:style-name="T3"><text:s text:c="8"/></text:span><text:span text:style-name="T3">pushl <text:s text:c="2"/>-24(%ebp)</text:span></text:p>
            <text:p><text:span text:style-name="T3"><text:s text:c="8"/></text:span><text:span text:style-name="T3">call <text:s text:c="3"/>add</text:span></text:p>
          </draw:text-box>
        </draw:frame>
        <draw:custom-shape draw:style-name="gr13" draw:text-style-name="P13" draw:layer="layout" svg:width="1.662cm" svg:height="0.6cm" svg:x="15.6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" presentation:presentation-page-layout-name="AL2T1">
        <office:forms form:automatic-focus="false" form:apply-design-mode="false"/>
        <draw:custom-shape draw:style-name="gr5" draw:text-style-name="P6" draw:layer="layout" svg:width="4cm" svg:height="0.75cm" svg:x="4.2cm" svg:y="3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4.65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2cm" svg:y1="1.65cm" svg:x2="8.2cm" svg:y2="3.15cm">
          <text:p/>
        </draw:line>
        <draw:line draw:style-name="gr7" draw:text-style-name="P6" draw:layer="layout" svg:x1="4.2cm" svg:y1="1.65cm" svg:x2="4.2cm" svg:y2="3.15cm">
          <text:p/>
        </draw:line>
        <draw:custom-shape draw:style-name="gr6" draw:text-style-name="P8" draw:layer="layout" svg:width="4cm" svg:height="0.75cm" svg:x="4.2cm" svg:y="5.4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0.75cm" svg:x="4.2cm" svg:y="6.15cm">
          <text:p text:style-name="P9"><text:span text:style-name="T4">RetAd</text:span><text:span text:style-name="T4">dr </text:span><text:span text:style-name="T4">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6.9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7.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9.1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cm" svg:y1="8.7cm" svg:x2="8.2cm" svg:y2="7.65cm">
          <text:p/>
        </draw:line>
        <draw:line draw:style-name="gr8" draw:text-style-name="P6" draw:layer="layout" svg:x1="11.6cm" svg:y1="8.1cm" svg:x2="8.2cm" svg:y2="4.65cm">
          <text:p/>
        </draw:line>
        <draw:frame draw:style-name="gr9" draw:text-style-name="P1" draw:layer="layout" svg:width="2.2cm" svg:height="0.781cm" svg:x="11.8cm" svg:y="7.8cm">
          <draw:text-box>
            <text:p><text:span text:style-name="T1">ebp</text:span></text:p>
          </draw:text-box>
        </draw:frame>
        <draw:frame draw:style-name="gr9" draw:text-style-name="P1" draw:layer="layout" svg:width="2.2cm" svg:height="0.781cm" svg:x="11.2cm" svg:y="8.503cm">
          <draw:text-box>
            <text:p><text:span text:style-name="T1">esp</text:span></text:p>
          </draw:text-box>
        </draw:frame>
        <draw:line draw:style-name="gr7" draw:text-style-name="P6" draw:layer="layout" svg:x1="4.2cm" svg:y1="9.9cm" svg:x2="4.2cm" svg:y2="11.4cm">
          <text:p/>
        </draw:line>
        <draw:line draw:style-name="gr7" draw:text-style-name="P6" draw:layer="layout" svg:x1="8.2cm" svg:y1="9.9cm" svg:x2="8.2cm" svg:y2="11.4cm">
          <text:p/>
        </draw:line>
        <draw:frame draw:style-name="gr9" draw:text-style-name="P3" draw:layer="layout" svg:width="2.2cm" svg:height="0.781cm" svg:x="1.4cm" svg:y="1.65cm">
          <draw:text-box>
            <text:p><text:span text:style-name="T3">Stack</text:span></text:p>
          </draw:text-box>
        </draw:frame>
        <draw:custom-shape draw:style-name="gr10" draw:text-style-name="P6" draw:layer="layout" svg:width="0.8cm" svg:height="1.078cm" svg:x="2cm" svg:y="2.3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4cm" svg:height="0.75cm" svg:x="4.2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10.6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8cm" svg:height="0.781cm" svg:x="2.4cm" svg:y="4.35cm">
          <draw:text-box>
            <text:p text:style-name="P11"><text:span text:style-name="T3">X</text:span></text:p>
          </draw:text-box>
        </draw:frame>
        <draw:frame draw:style-name="gr14" draw:text-style-name="P4" draw:layer="layout" svg:width="8.075cm" svg:height="6.081cm" svg:x="17.801cm" svg:y="0.6cm">
          <draw:text-box>
            <text:p><text:span text:style-name="T2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 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3"><text:s text:c="8"/></text:span><text:span text:style-name="T3">z = x + y;</text:span></text:p>
            <text:p><text:span text:style-name="T3"><text:s text:c="8"/></text:span><text:span text:style-name="T3">return z;</text:span></text:p>
            <text:p><text:span text:style-name="T3">}</text:span></text:p>
          </draw:text-box>
        </draw:frame>
        <draw:frame draw:style-name="gr15" draw:text-style-name="P4" draw:layer="layout" svg:width="8.338cm" svg:height="5.551cm" svg:x="17.263cm" svg:y="9cm">
          <draw:text-box>
            <text:p><text:span text:style-name="T1">mult:</text:span></text:p>
            <text:p><text:span text:style-name="T1"><text:s text:c="4"/></text:span><text:span text:style-name="T2"><text:s text:c="4"/></text:span><text:span text:style-name="T2">pushl <text:s text:c="2"/>%ebp</text:span></text:p>
            <text:p><text:span text:style-name="T2"><text:s/></text:span><text:span text:style-name="T6"><text:s text:c="7"/></text:span><text:span text:style-name="T6">movl <text:s text:c="3"/>%esp, %ebp </text:span></text:p>
            <text:p><text:span text:style-name="T6"><text:s text:c="8"/></text:span><text:span text:style-name="T6">subl <text:s text:c="3"/>$24, %esp</text:span></text:p>
            <text:p><text:span text:style-name="T3"><text:s text:c="8"/></text:span><text:span text:style-name="T3">movl <text:s text:c="3"/>$20, -24(%ebp)</text:span></text:p>
            <text:p><text:span text:style-name="T3"><text:s text:c="8"/></text:span><text:span text:style-name="T3">movl <text:s text:c="3"/>$30, -20(%ebp)</text:span></text:p>
            <text:p><text:span text:style-name="T3"><text:s text:c="8"/></text:span><text:span text:style-name="T3">subl <text:s text:c="3"/>$8, %esp</text:span></text:p>
            <text:p><text:span text:style-name="T3"><text:s text:c="8"/></text:span><text:span text:style-name="T3">pushl <text:s text:c="2"/>-20(%ebp)</text:span></text:p>
            <text:p><text:span text:style-name="T3"><text:s text:c="8"/></text:span><text:span text:style-name="T3">pushl <text:s text:c="2"/>-24(%ebp)</text:span></text:p>
            <text:p><text:span text:style-name="T3"><text:s text:c="8"/></text:span><text:span text:style-name="T3">call <text:s text:c="3"/>add</text:span></text:p>
          </draw:text-box>
        </draw:frame>
        <draw:frame draw:style-name="gr9" draw:text-style-name="P12" draw:layer="layout" svg:width="1.8cm" svg:height="0.781cm" svg:x="2.4cm" svg:y="7.228cm">
          <draw:text-box>
            <text:p text:style-name="P11"><text:span text:style-name="T3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" presentation:presentation-page-layout-name="AL2T1">
        <office:forms form:automatic-focus="false" form:apply-design-mode="false"/>
        <draw:custom-shape draw:style-name="gr5" draw:text-style-name="P6" draw:layer="layout" svg:width="4cm" svg:height="0.75cm" svg:x="4.2cm" svg:y="3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4.65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2cm" svg:y1="1.65cm" svg:x2="8.2cm" svg:y2="3.15cm">
          <text:p/>
        </draw:line>
        <draw:line draw:style-name="gr7" draw:text-style-name="P6" draw:layer="layout" svg:x1="4.2cm" svg:y1="1.65cm" svg:x2="4.2cm" svg:y2="3.15cm">
          <text:p/>
        </draw:line>
        <draw:custom-shape draw:style-name="gr6" draw:text-style-name="P8" draw:layer="layout" svg:width="4cm" svg:height="0.75cm" svg:x="4.2cm" svg:y="5.4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0.75cm" svg:x="4.2cm" svg:y="6.15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6.9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7.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9.1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cm" svg:y1="9.75cm" svg:x2="8.2cm" svg:y2="7.65cm">
          <text:p/>
        </draw:line>
        <draw:line draw:style-name="gr8" draw:text-style-name="P6" draw:layer="layout" svg:x1="11.6cm" svg:y1="8.85cm" svg:x2="8.2cm" svg:y2="7.65cm">
          <text:p/>
        </draw:line>
        <draw:frame draw:style-name="gr9" draw:text-style-name="P1" draw:layer="layout" svg:width="2.2cm" svg:height="0.781cm" svg:x="11.8cm" svg:y="8.55cm">
          <draw:text-box>
            <text:p><text:span text:style-name="T1">ebp</text:span></text:p>
          </draw:text-box>
        </draw:frame>
        <draw:frame draw:style-name="gr9" draw:text-style-name="P1" draw:layer="layout" svg:width="2.2cm" svg:height="0.781cm" svg:x="11.2cm" svg:y="9.6cm">
          <draw:text-box>
            <text:p><text:span text:style-name="T1">esp</text:span></text:p>
          </draw:text-box>
        </draw:frame>
        <draw:line draw:style-name="gr7" draw:text-style-name="P6" draw:layer="layout" svg:x1="4.2cm" svg:y1="9.9cm" svg:x2="4.2cm" svg:y2="11.4cm">
          <text:p/>
        </draw:line>
        <draw:line draw:style-name="gr7" draw:text-style-name="P6" draw:layer="layout" svg:x1="8.2cm" svg:y1="9.9cm" svg:x2="8.2cm" svg:y2="11.4cm">
          <text:p/>
        </draw:line>
        <draw:frame draw:style-name="gr9" draw:text-style-name="P3" draw:layer="layout" svg:width="2.2cm" svg:height="0.781cm" svg:x="1.4cm" svg:y="1.65cm">
          <draw:text-box>
            <text:p><text:span text:style-name="T3">Stack</text:span></text:p>
          </draw:text-box>
        </draw:frame>
        <draw:custom-shape draw:style-name="gr10" draw:text-style-name="P6" draw:layer="layout" svg:width="0.8cm" svg:height="1.078cm" svg:x="2cm" svg:y="2.3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4cm" svg:height="0.75cm" svg:x="4.2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10.6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8cm" svg:height="0.781cm" svg:x="2.4cm" svg:y="4.35cm">
          <draw:text-box>
            <text:p text:style-name="P11"><text:span text:style-name="T3">X</text:span></text:p>
          </draw:text-box>
        </draw:frame>
        <draw:frame draw:style-name="gr14" draw:text-style-name="P4" draw:layer="layout" svg:width="8.075cm" svg:height="6.081cm" svg:x="17.801cm" svg:y="0.6cm">
          <draw:text-box>
            <text:p><text:span text:style-name="T2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 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3"><text:s text:c="8"/></text:span><text:span text:style-name="T3">z = x + y;</text:span></text:p>
            <text:p><text:span text:style-name="T3"><text:s text:c="8"/></text:span><text:span text:style-name="T3">return z;</text:span></text:p>
            <text:p><text:span text:style-name="T3">}</text:span></text:p>
          </draw:text-box>
        </draw:frame>
        <draw:frame draw:style-name="gr15" draw:text-style-name="P4" draw:layer="layout" svg:width="8.338cm" svg:height="5.551cm" svg:x="17.263cm" svg:y="9cm">
          <draw:text-box>
            <text:p><text:span text:style-name="T1">mult:</text:span></text:p>
            <text:p><text:span text:style-name="T1"><text:s text:c="4"/></text:span><text:span text:style-name="T2"><text:s text:c="4"/></text:span><text:span text:style-name="T2">pushl <text:s text:c="2"/>%ebp</text:span></text:p>
            <text:p><text:span text:style-name="T2"><text:s text:c="8"/></text:span><text:span text:style-name="T2">movl <text:s text:c="3"/>%esp, %ebp </text:span></text:p>
            <text:p><text:span text:style-name="T7"><text:s text:c="8"/></text:span><text:span text:style-name="T7">subl <text:s text:c="3"/>$24, %esp</text:span></text:p>
            <text:p><text:span text:style-name="T3"><text:s text:c="8"/></text:span><text:span text:style-name="T3">movl <text:s text:c="3"/>$20, -24(%ebp)</text:span></text:p>
            <text:p><text:span text:style-name="T3"><text:s text:c="8"/></text:span><text:span text:style-name="T3">movl <text:s text:c="3"/>$30, -20(%ebp)</text:span></text:p>
            <text:p><text:span text:style-name="T3"><text:s text:c="8"/></text:span><text:span text:style-name="T3">subl <text:s text:c="3"/>$8, %esp</text:span></text:p>
            <text:p><text:span text:style-name="T3"><text:s text:c="8"/></text:span><text:span text:style-name="T3">pushl <text:s text:c="2"/>-20(%ebp)</text:span></text:p>
            <text:p><text:span text:style-name="T3"><text:s text:c="8"/></text:span><text:span text:style-name="T3">pushl <text:s text:c="2"/>-24(%ebp)</text:span></text:p>
            <text:p><text:span text:style-name="T3"><text:s text:c="8"/></text:span><text:span text:style-name="T3">call <text:s text:c="3"/>add</text:span></text:p>
          </draw:text-box>
        </draw:frame>
        <draw:frame draw:style-name="gr9" draw:text-style-name="P12" draw:layer="layout" svg:width="1.8cm" svg:height="0.781cm" svg:x="2.4cm" svg:y="7.228cm">
          <draw:text-box>
            <text:p text:style-name="P11"><text:span text:style-name="T3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" presentation:presentation-page-layout-name="AL2T1">
        <office:forms form:automatic-focus="false" form:apply-design-mode="false"/>
        <draw:custom-shape draw:style-name="gr5" draw:text-style-name="P6" draw:layer="layout" svg:width="4cm" svg:height="0.75cm" svg:x="4.2cm" svg:y="3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4.65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2cm" svg:y1="1.65cm" svg:x2="8.2cm" svg:y2="3.15cm">
          <text:p/>
        </draw:line>
        <draw:line draw:style-name="gr7" draw:text-style-name="P6" draw:layer="layout" svg:x1="4.2cm" svg:y1="1.65cm" svg:x2="4.2cm" svg:y2="3.15cm">
          <text:p/>
        </draw:line>
        <draw:custom-shape draw:style-name="gr6" draw:text-style-name="P8" draw:layer="layout" svg:width="4cm" svg:height="0.75cm" svg:x="4.2cm" svg:y="5.4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0.75cm" svg:x="4.2cm" svg:y="6.15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6.9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7.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9.1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cm" svg:y1="12.45cm" svg:x2="8.2cm" svg:y2="11.4cm">
          <text:p/>
        </draw:line>
        <draw:line draw:style-name="gr8" draw:text-style-name="P6" draw:layer="layout" svg:x1="11.6cm" svg:y1="8.85cm" svg:x2="8.2cm" svg:y2="7.65cm">
          <text:p/>
        </draw:line>
        <draw:frame draw:style-name="gr9" draw:text-style-name="P1" draw:layer="layout" svg:width="2.2cm" svg:height="0.781cm" svg:x="11.8cm" svg:y="8.55cm">
          <draw:text-box>
            <text:p><text:span text:style-name="T1">ebp</text:span></text:p>
          </draw:text-box>
        </draw:frame>
        <draw:frame draw:style-name="gr9" draw:text-style-name="P1" draw:layer="layout" svg:width="2.2cm" svg:height="0.781cm" svg:x="11.2cm" svg:y="12.028cm">
          <draw:text-box>
            <text:p><text:span text:style-name="T1">esp</text:span></text:p>
          </draw:text-box>
        </draw:frame>
        <draw:line draw:style-name="gr7" draw:text-style-name="P6" draw:layer="layout" svg:x1="4.2cm" svg:y1="9.9cm" svg:x2="4.2cm" svg:y2="11.4cm">
          <text:p/>
        </draw:line>
        <draw:line draw:style-name="gr7" draw:text-style-name="P6" draw:layer="layout" svg:x1="8.2cm" svg:y1="9.9cm" svg:x2="8.2cm" svg:y2="11.4cm">
          <text:p/>
        </draw:line>
        <draw:frame draw:style-name="gr9" draw:text-style-name="P3" draw:layer="layout" svg:width="2.2cm" svg:height="0.781cm" svg:x="1.4cm" svg:y="1.65cm">
          <draw:text-box>
            <text:p><text:span text:style-name="T3">Stack</text:span></text:p>
          </draw:text-box>
        </draw:frame>
        <draw:custom-shape draw:style-name="gr10" draw:text-style-name="P6" draw:layer="layout" svg:width="0.8cm" svg:height="1.078cm" svg:x="2cm" svg:y="2.3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4cm" svg:height="0.75cm" svg:x="4.2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10.6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8cm" svg:height="0.781cm" svg:x="2.4cm" svg:y="4.35cm">
          <draw:text-box>
            <text:p text:style-name="P11"><text:span text:style-name="T3">X</text:span></text:p>
          </draw:text-box>
        </draw:frame>
        <draw:frame draw:style-name="gr14" draw:text-style-name="P4" draw:layer="layout" svg:width="8.075cm" svg:height="6.081cm" svg:x="17.801cm" svg:y="0.6cm">
          <draw:text-box>
            <text:p><text:span text:style-name="T2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 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3"><text:s text:c="8"/></text:span><text:span text:style-name="T3">z = x + y;</text:span></text:p>
            <text:p><text:span text:style-name="T3"><text:s text:c="8"/></text:span><text:span text:style-name="T3">return z;</text:span></text:p>
            <text:p><text:span text:style-name="T3">}</text:span></text:p>
          </draw:text-box>
        </draw:frame>
        <draw:frame draw:style-name="gr15" draw:text-style-name="P4" draw:layer="layout" svg:width="8.338cm" svg:height="5.551cm" svg:x="17.263cm" svg:y="9cm">
          <draw:text-box>
            <text:p><text:span text:style-name="T1">mult:</text:span></text:p>
            <text:p><text:span text:style-name="T1"><text:s text:c="4"/></text:span><text:span text:style-name="T2"><text:s text:c="4"/></text:span><text:span text:style-name="T2">pushl <text:s text:c="2"/>%ebp</text:span></text:p>
            <text:p><text:span text:style-name="T2"><text:s text:c="8"/></text:span><text:span text:style-name="T2">movl <text:s text:c="3"/>%esp, %ebp </text:span></text:p>
            <text:p><text:span text:style-name="T2"><text:s text:c="8"/></text:span><text:span text:style-name="T2">subl <text:s text:c="3"/>$24, %esp</text:span></text:p>
            <text:p><text:span text:style-name="T3"><text:s text:c="8"/></text:span><text:span text:style-name="T3">movl <text:s text:c="3"/>$20, -24(%ebp)</text:span></text:p>
            <text:p><text:span text:style-name="T3"><text:s text:c="8"/></text:span><text:span text:style-name="T3">movl <text:s text:c="3"/>$30, -20(%ebp)</text:span></text:p>
            <text:p><text:span text:style-name="T3"><text:s text:c="8"/></text:span><text:span text:style-name="T3">subl <text:s text:c="3"/>$8, %esp</text:span></text:p>
            <text:p><text:span text:style-name="T3"><text:s text:c="8"/></text:span><text:span text:style-name="T3">pushl <text:s text:c="2"/>-20(%ebp)</text:span></text:p>
            <text:p><text:span text:style-name="T3"><text:s text:c="8"/></text:span><text:span text:style-name="T3">pushl <text:s text:c="2"/>-24(%ebp)</text:span></text:p>
            <text:p><text:span text:style-name="T3"><text:s text:c="8"/></text:span><text:span text:style-name="T3">call <text:s text:c="3"/>add</text:span></text:p>
          </draw:text-box>
        </draw:frame>
        <draw:frame draw:style-name="gr9" draw:text-style-name="P12" draw:layer="layout" svg:width="1.8cm" svg:height="0.781cm" svg:x="2.4cm" svg:y="7.228cm">
          <draw:text-box>
            <text:p text:style-name="P11"><text:span text:style-name="T3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" presentation:presentation-page-layout-name="AL2T1">
        <office:forms form:automatic-focus="false" form:apply-design-mode="false"/>
        <draw:custom-shape draw:style-name="gr5" draw:text-style-name="P6" draw:layer="layout" svg:width="4cm" svg:height="0.75cm" svg:x="4.2cm" svg:y="3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4.65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2cm" svg:y1="1.65cm" svg:x2="8.2cm" svg:y2="3.15cm">
          <text:p/>
        </draw:line>
        <draw:line draw:style-name="gr7" draw:text-style-name="P6" draw:layer="layout" svg:x1="4.2cm" svg:y1="1.65cm" svg:x2="4.2cm" svg:y2="3.15cm">
          <text:p/>
        </draw:line>
        <draw:custom-shape draw:style-name="gr6" draw:text-style-name="P8" draw:layer="layout" svg:width="4cm" svg:height="0.75cm" svg:x="4.2cm" svg:y="5.4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0.75cm" svg:x="4.2cm" svg:y="6.15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6.9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7.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11.325cm">
          <text:p text:style-name="P7"><text:span text:style-name="T3">d = 20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cm" svg:y1="13.125cm" svg:x2="8.2cm" svg:y2="12.075cm">
          <text:p/>
        </draw:line>
        <draw:line draw:style-name="gr8" draw:text-style-name="P6" draw:layer="layout" svg:x1="11.6cm" svg:y1="8.85cm" svg:x2="8.2cm" svg:y2="7.65cm">
          <text:p/>
        </draw:line>
        <draw:frame draw:style-name="gr9" draw:text-style-name="P1" draw:layer="layout" svg:width="2.2cm" svg:height="0.781cm" svg:x="11.8cm" svg:y="8.55cm">
          <draw:text-box>
            <text:p><text:span text:style-name="T1">ebp</text:span></text:p>
          </draw:text-box>
        </draw:frame>
        <draw:frame draw:style-name="gr9" draw:text-style-name="P1" draw:layer="layout" svg:width="2.2cm" svg:height="0.781cm" svg:x="11.2cm" svg:y="12.703cm">
          <draw:text-box>
            <text:p><text:span text:style-name="T1">esp</text:span></text:p>
          </draw:text-box>
        </draw:frame>
        <draw:line draw:style-name="gr7" draw:text-style-name="P6" draw:layer="layout" svg:x1="4.2cm" svg:y1="9.15cm" svg:x2="4.2cm" svg:y2="10.65cm">
          <text:p/>
        </draw:line>
        <draw:line draw:style-name="gr7" draw:text-style-name="P6" draw:layer="layout" svg:x1="8.2cm" svg:y1="9.15cm" svg:x2="8.2cm" svg:y2="10.65cm">
          <text:p/>
        </draw:line>
        <draw:frame draw:style-name="gr9" draw:text-style-name="P3" draw:layer="layout" svg:width="2.2cm" svg:height="0.781cm" svg:x="1.4cm" svg:y="1.65cm">
          <draw:text-box>
            <text:p><text:span text:style-name="T3">Stack</text:span></text:p>
          </draw:text-box>
        </draw:frame>
        <draw:custom-shape draw:style-name="gr10" draw:text-style-name="P6" draw:layer="layout" svg:width="0.8cm" svg:height="1.078cm" svg:x="2cm" svg:y="2.3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4cm" svg:height="0.75cm" svg:x="4.2cm" svg:y="9.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10.575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8cm" svg:height="0.781cm" svg:x="2.4cm" svg:y="4.35cm">
          <draw:text-box>
            <text:p text:style-name="P11"><text:span text:style-name="T3">X</text:span></text:p>
          </draw:text-box>
        </draw:frame>
        <draw:frame draw:style-name="gr16" draw:text-style-name="P4" draw:layer="layout" svg:width="8.999cm" svg:height="6.587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</text:span><text:span text:style-name="T2">d = 20, e = 30</text:span><text:span text:style-name="T3">, f;</text:span></text:p>
            <text:p><text:span text:style-name="T3"><text:s text:c="8"/></text:span><text:span text:style-name="T3">f = 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3"><text:s text:c="8"/></text:span><text:span text:style-name="T3">z = x + y;</text:span></text:p>
            <text:p><text:span text:style-name="T3"><text:s text:c="8"/></text:span><text:span text:style-name="T3">return z;</text:span></text:p>
            <text:p><text:span text:style-name="T3">}</text:span></text:p>
          </draw:text-box>
        </draw:frame>
        <draw:frame draw:style-name="gr16" draw:text-style-name="P4" draw:layer="layout" svg:width="9.537cm" svg:height="6.587cm" svg:x="17.263cm" svg:y="9cm">
          <draw:text-box>
            <text:p><text:span text:style-name="T3">mult:</text:span></text:p>
            <text:p><text:span text:style-name="T3"><text:s text:c="8"/></text:span><text:span text:style-name="T3">pushl <text:s text:c="2"/>%ebp</text:span></text:p>
            <text:p><text:span text:style-name="T3"><text:s text:c="8"/></text:span><text:span text:style-name="T3">movl <text:s text:c="3"/>%esp, %ebp </text:span></text:p>
            <text:p><text:span text:style-name="T3"><text:s text:c="8"/></text:span><text:span text:style-name="T3">subl <text:s text:c="3"/>$24, %esp</text:span></text:p>
            <text:p><text:span text:style-name="T3"><text:s text:c="6"/></text:span><text:span text:style-name="T8"><text:s/></text:span><text:span text:style-name="T2"><text:s/></text:span><text:span text:style-name="T2">movl <text:s text:c="3"/>$20, -24(%ebp)</text:span></text:p>
            <text:p><text:span text:style-name="T2"><text:s text:c="8"/></text:span><text:span text:style-name="T2">movl <text:s text:c="3"/>$30, -20(%ebp)</text:span></text:p>
            <text:p><text:span text:style-name="T3"><text:s text:c="8"/></text:span><text:span text:style-name="T3">subl <text:s text:c="3"/>$8, %esp</text:span></text:p>
            <text:p><text:span text:style-name="T3"><text:s text:c="8"/></text:span><text:span text:style-name="T3">pushl <text:s text:c="2"/>-20(%ebp)</text:span></text:p>
            <text:p><text:span text:style-name="T3"><text:s text:c="8"/></text:span><text:span text:style-name="T3">pushl <text:s text:c="2"/>-24(%ebp)</text:span></text:p>
            <text:p><text:span text:style-name="T3"><text:s text:c="8"/></text:span><text:span text:style-name="T3">call <text:s text:c="3"/>add</text:span></text:p>
          </draw:text-box>
        </draw:frame>
        <draw:frame draw:style-name="gr9" draw:text-style-name="P12" draw:layer="layout" svg:width="1.8cm" svg:height="0.781cm" svg:x="2.4cm" svg:y="7.228cm">
          <draw:text-box>
            <text:p text:style-name="P11"><text:span text:style-name="T3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" presentation:presentation-page-layout-name="AL2T1">
        <office:forms form:automatic-focus="false" form:apply-design-mode="false"/>
        <draw:custom-shape draw:style-name="gr5" draw:text-style-name="P6" draw:layer="layout" svg:width="4cm" svg:height="0.75cm" svg:x="4.2cm" svg:y="3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4.65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2cm" svg:y1="1.65cm" svg:x2="8.2cm" svg:y2="3.15cm">
          <text:p/>
        </draw:line>
        <draw:line draw:style-name="gr7" draw:text-style-name="P6" draw:layer="layout" svg:x1="4.2cm" svg:y1="1.65cm" svg:x2="4.2cm" svg:y2="3.15cm">
          <text:p/>
        </draw:line>
        <draw:custom-shape draw:style-name="gr6" draw:text-style-name="P8" draw:layer="layout" svg:width="4cm" svg:height="0.75cm" svg:x="4.2cm" svg:y="5.4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0.75cm" svg:x="4.2cm" svg:y="6.15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6.9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7.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12.1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cm" svg:y1="14.7cm" svg:x2="8.2cm" svg:y2="13.65cm">
          <text:p/>
        </draw:line>
        <draw:line draw:style-name="gr8" draw:text-style-name="P6" draw:layer="layout" svg:x1="11.6cm" svg:y1="8.85cm" svg:x2="8.2cm" svg:y2="7.65cm">
          <text:p/>
        </draw:line>
        <draw:frame draw:style-name="gr9" draw:text-style-name="P1" draw:layer="layout" svg:width="2.2cm" svg:height="0.781cm" svg:x="11.8cm" svg:y="8.55cm">
          <draw:text-box>
            <text:p><text:span text:style-name="T1">ebp</text:span></text:p>
          </draw:text-box>
        </draw:frame>
        <draw:frame draw:style-name="gr9" draw:text-style-name="P1" draw:layer="layout" svg:width="2.2cm" svg:height="0.781cm" svg:x="11.2cm" svg:y="14.4cm">
          <draw:text-box>
            <text:p><text:span text:style-name="T1">esp</text:span></text:p>
          </draw:text-box>
        </draw:frame>
        <draw:line draw:style-name="gr7" draw:text-style-name="P6" draw:layer="layout" svg:x1="4.2cm" svg:y1="10.65cm" svg:x2="4.2cm" svg:y2="12.15cm">
          <text:p/>
        </draw:line>
        <draw:line draw:style-name="gr7" draw:text-style-name="P6" draw:layer="layout" svg:x1="8.2cm" svg:y1="10.65cm" svg:x2="8.2cm" svg:y2="12.15cm">
          <text:p/>
        </draw:line>
        <draw:frame draw:style-name="gr9" draw:text-style-name="P3" draw:layer="layout" svg:width="2.2cm" svg:height="0.781cm" svg:x="1.4cm" svg:y="1.65cm">
          <draw:text-box>
            <text:p><text:span text:style-name="T3">Stack</text:span></text:p>
          </draw:text-box>
        </draw:frame>
        <draw:custom-shape draw:style-name="gr10" draw:text-style-name="P6" draw:layer="layout" svg:width="0.8cm" svg:height="1.078cm" svg:x="2cm" svg:y="2.3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4cm" svg:height="0.75cm" svg:x="4.2cm" svg:y="10.65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.2cm" svg:y="11.4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1.8cm" svg:height="0.781cm" svg:x="2.4cm" svg:y="4.35cm">
          <draw:text-box>
            <text:p text:style-name="P11"><text:span text:style-name="T3">X</text:span></text:p>
          </draw:text-box>
        </draw:frame>
        <draw:frame draw:style-name="gr14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 </text:span><text:span text:style-name="T2">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3"><text:s text:c="8"/></text:span><text:span text:style-name="T3">z = x + y;</text:span></text:p>
            <text:p><text:span text:style-name="T3"><text:s text:c="8"/></text:span><text:span text:style-name="T3">return z;</text:span></text:p>
            <text:p><text:span text:style-name="T3">}</text:span></text:p>
          </draw:text-box>
        </draw:frame>
        <draw:frame draw:style-name="gr15" draw:text-style-name="P4" draw:layer="layout" svg:width="8.338cm" svg:height="5.551cm" svg:x="17.263cm" svg:y="9cm">
          <draw:text-box>
            <text:p><text:span text:style-name="T3">mult:</text:span></text:p>
            <text:p><text:span text:style-name="T3"><text:s text:c="8"/></text:span><text:span text:style-name="T3">pushl <text:s text:c="2"/>%ebp</text:span></text:p>
            <text:p><text:span text:style-name="T3"><text:s text:c="8"/></text:span><text:span text:style-name="T3">movl <text:s text:c="3"/>%esp, %ebp </text:span></text:p>
            <text:p><text:span text:style-name="T3"><text:s text:c="8"/></text:span><text:span text:style-name="T3">subl <text:s text:c="3"/>$24, %esp</text:span></text:p>
            <text:p><text:span text:style-name="T3"><text:s text:c="8"/></text:span><text:span text:style-name="T3">movl <text:s text:c="3"/>$20, -24(%ebp)</text:span></text:p>
            <text:p><text:span text:style-name="T3"><text:s text:c="8"/></text:span><text:span text:style-name="T3">movl <text:s text:c="3"/>$30, -20(%ebp)</text:span></text:p>
            <text:p><text:span text:style-name="T2"><text:s text:c="8"/></text:span><text:span text:style-name="T2">subl <text:s text:c="3"/>$8, %esp</text:span></text:p>
            <text:p><text:span text:style-name="T3"><text:s text:c="8"/></text:span><text:span text:style-name="T3">pushl <text:s text:c="2"/>-20(%ebp)</text:span></text:p>
            <text:p><text:span text:style-name="T3"><text:s text:c="8"/></text:span><text:span text:style-name="T3">pushl <text:s text:c="2"/>-24(%ebp)</text:span></text:p>
            <text:p><text:span text:style-name="T3"><text:s text:c="8"/></text:span><text:span text:style-name="T3">call <text:s text:c="3"/>add</text:span></text:p>
          </draw:text-box>
        </draw:frame>
        <draw:custom-shape draw:style-name="gr5" draw:text-style-name="P6" draw:layer="layout" svg:width="4cm" svg:height="0.75cm" svg:x="4.2cm" svg:y="9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.2cm" svg:y="12.9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8cm" svg:height="0.781cm" svg:x="2.4cm" svg:y="7.228cm">
          <draw:text-box>
            <text:p text:style-name="P11"><text:span text:style-name="T3">Y</text:span></text:p>
          </draw:text-box>
        </draw:frame>
        <draw:custom-shape draw:style-name="gr5" draw:text-style-name="P6" draw:layer="layout" svg:width="4cm" svg:height="0.75cm" svg:x="4.2cm" svg:y="9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" presentation:presentation-page-layout-name="AL2T1">
        <office:forms form:automatic-focus="false" form:apply-design-mode="false"/>
        <draw:custom-shape draw:style-name="gr5" draw:text-style-name="P6" draw:layer="layout" svg:width="4cm" svg:height="0.75cm" svg:x="4cm" svg:y="0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.05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.8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0.75cm" svg:x="4cm" svg:y="2.55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3.3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0.8cm" svg:y1="12.6cm" svg:x2="8cm" svg:y2="11.55cm">
          <text:p/>
        </draw:line>
        <draw:line draw:style-name="gr8" draw:text-style-name="P6" draw:layer="layout" svg:x1="11.4cm" svg:y1="5.25cm" svg:x2="8cm" svg:y2="4.05cm">
          <text:p/>
        </draw:line>
        <draw:frame draw:style-name="gr9" draw:text-style-name="P1" draw:layer="layout" svg:width="2.2cm" svg:height="0.781cm" svg:x="11.6cm" svg:y="4.95cm">
          <draw:text-box>
            <text:p><text:span text:style-name="T1">ebp</text:span></text:p>
          </draw:text-box>
        </draw:frame>
        <draw:frame draw:style-name="gr9" draw:text-style-name="P1" draw:layer="layout" svg:width="2.2cm" svg:height="0.781cm" svg:x="11cm" svg:y="12.3cm">
          <draw:text-box>
            <text:p><text:span text:style-name="T1">esp</text:span></text:p>
          </draw:text-box>
        </draw:frame>
        <draw:line draw:style-name="gr7" draw:text-style-name="P6" draw:layer="layout" svg:x1="4cm" svg:y1="7.05cm" svg:x2="4cm" svg:y2="8.55cm">
          <text:p/>
        </draw:line>
        <draw:line draw:style-name="gr7" draw:text-style-name="P6" draw:layer="layout" svg:x1="8cm" svg:y1="7.05cm" svg:x2="8cm" svg:y2="8.55cm">
          <text:p/>
        </draw:line>
        <draw:frame draw:style-name="gr9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10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4cm" svg:height="0.75cm" svg:x="4cm" svg:y="7.05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7.8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1.8cm" svg:height="0.781cm" svg:x="2.2cm" svg:y="0.75cm">
          <draw:text-box>
            <text:p text:style-name="P11"><text:span text:style-name="T3">X</text:span></text:p>
          </draw:text-box>
        </draw:frame>
        <draw:frame draw:style-name="gr14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 </text:span><text:span text:style-name="T2">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3"><text:s text:c="8"/></text:span><text:span text:style-name="T3">z = x + y;</text:span></text:p>
            <text:p><text:span text:style-name="T3"><text:s text:c="8"/></text:span><text:span text:style-name="T3">return z;</text:span></text:p>
            <text:p><text:span text:style-name="T3">}</text:span></text:p>
          </draw:text-box>
        </draw:frame>
        <draw:frame draw:style-name="gr15" draw:text-style-name="P4" draw:layer="layout" svg:width="8.338cm" svg:height="5.551cm" svg:x="17.263cm" svg:y="9cm">
          <draw:text-box>
            <text:p><text:span text:style-name="T3">mult:</text:span></text:p>
            <text:p><text:span text:style-name="T3"><text:s text:c="8"/></text:span><text:span text:style-name="T3">pushl <text:s text:c="2"/>%ebp</text:span></text:p>
            <text:p><text:span text:style-name="T3"><text:s text:c="8"/></text:span><text:span text:style-name="T3">movl <text:s text:c="3"/>%esp, %ebp </text:span></text:p>
            <text:p><text:span text:style-name="T3"><text:s text:c="8"/></text:span><text:span text:style-name="T3">subl <text:s text:c="3"/>$24, %esp</text:span></text:p>
            <text:p><text:span text:style-name="T3"><text:s text:c="8"/></text:span><text:span text:style-name="T3">movl <text:s text:c="3"/>$20, -24(%ebp)</text:span></text:p>
            <text:p><text:span text:style-name="T3"><text:s text:c="8"/></text:span><text:span text:style-name="T3">movl <text:s text:c="3"/>$30, -20(%ebp)</text:span></text:p>
            <text:p><text:span text:style-name="T7"><text:s text:c="8"/></text:span><text:span text:style-name="T7">subl <text:s text:c="3"/>$8, %esp</text:span></text:p>
            <text:p><text:span text:style-name="T3"><text:s text:c="2"/></text:span><text:span text:style-name="T2"><text:s text:c="6"/></text:span><text:span text:style-name="T2">pushl <text:s text:c="2"/>-20(%ebp)</text:span></text:p>
            <text:p><text:span text:style-name="T2"><text:s text:c="8"/></text:span><text:span text:style-name="T2">pushl <text:s text:c="2"/>-24(%ebp)</text:span></text:p>
            <text:p><text:span text:style-name="T3"><text:s text:c="8"/></text:span><text:span text:style-name="T3">call <text:s text:c="3"/>add</text:span></text:p>
          </draw:text-box>
        </draw:frame>
        <draw:custom-shape draw:style-name="gr5" draw:text-style-name="P6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9.3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8cm" svg:height="0.781cm" svg:x="2.2cm" svg:y="3.628cm">
          <draw:text-box>
            <text:p text:style-name="P11"><text:span text:style-name="T3">Y</text:span></text:p>
          </draw:text-box>
        </draw:frame>
        <draw:custom-shape draw:style-name="gr5" draw:text-style-name="P6" draw:layer="layout" svg:width="4cm" svg:height="0.75cm" svg:x="4cm" svg:y="6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0.05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0.8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" presentation:presentation-page-layout-name="AL2T1">
        <office:forms form:automatic-focus="false" form:apply-design-mode="false"/>
        <draw:custom-shape draw:style-name="gr5" draw:text-style-name="P6" draw:layer="layout" svg:width="4cm" svg:height="0.75cm" svg:x="4cm" svg:y="0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.05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.8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0.75cm" svg:x="4cm" svg:y="2.55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3.3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0.8cm" svg:y1="13.275cm" svg:x2="8cm" svg:y2="12.225cm">
          <text:p/>
        </draw:line>
        <draw:line draw:style-name="gr8" draw:text-style-name="P6" draw:layer="layout" svg:x1="11.4cm" svg:y1="5.25cm" svg:x2="8cm" svg:y2="4.05cm">
          <text:p/>
        </draw:line>
        <draw:frame draw:style-name="gr9" draw:text-style-name="P1" draw:layer="layout" svg:width="2.2cm" svg:height="0.781cm" svg:x="11.6cm" svg:y="4.95cm">
          <draw:text-box>
            <text:p><text:span text:style-name="T1">ebp</text:span></text:p>
          </draw:text-box>
        </draw:frame>
        <draw:frame draw:style-name="gr9" draw:text-style-name="P1" draw:layer="layout" svg:width="2.2cm" svg:height="0.781cm" svg:x="11cm" svg:y="12.975cm">
          <draw:text-box>
            <text:p><text:span text:style-name="T1">esp</text:span></text:p>
          </draw:text-box>
        </draw:frame>
        <draw:line draw:style-name="gr7" draw:text-style-name="P6" draw:layer="layout" svg:x1="4cm" svg:y1="7.05cm" svg:x2="4cm" svg:y2="8.55cm">
          <text:p/>
        </draw:line>
        <draw:line draw:style-name="gr7" draw:text-style-name="P6" draw:layer="layout" svg:x1="8cm" svg:y1="7.05cm" svg:x2="8cm" svg:y2="8.55cm">
          <text:p/>
        </draw:line>
        <draw:frame draw:style-name="gr9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10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4cm" svg:height="0.75cm" svg:x="4cm" svg:y="7.05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7.8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1.8cm" svg:height="0.781cm" svg:x="2.2cm" svg:y="0.75cm">
          <draw:text-box>
            <text:p text:style-name="P11"><text:span text:style-name="T3">X</text:span></text:p>
          </draw:text-box>
        </draw:frame>
        <draw:frame draw:style-name="gr14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 </text:span><text:span text:style-name="T2">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3"><text:s text:c="8"/></text:span><text:span text:style-name="T3">z = x + y;</text:span></text:p>
            <text:p><text:span text:style-name="T3"><text:s text:c="8"/></text:span><text:span text:style-name="T3">return z;</text:span></text:p>
            <text:p><text:span text:style-name="T3">}</text:span></text:p>
          </draw:text-box>
        </draw:frame>
        <draw:frame draw:style-name="gr15" draw:text-style-name="P4" draw:layer="layout" svg:width="8.338cm" svg:height="5.551cm" svg:x="17.263cm" svg:y="9cm">
          <draw:text-box>
            <text:p><text:span text:style-name="T3">mult:</text:span></text:p>
            <text:p><text:span text:style-name="T3"><text:s text:c="8"/></text:span><text:span text:style-name="T3">pushl <text:s text:c="2"/>%ebp</text:span></text:p>
            <text:p><text:span text:style-name="T3"><text:s text:c="8"/></text:span><text:span text:style-name="T3">movl <text:s text:c="3"/>%esp, %ebp </text:span></text:p>
            <text:p><text:span text:style-name="T3"><text:s text:c="8"/></text:span><text:span text:style-name="T3">subl <text:s text:c="3"/>$24, %esp</text:span></text:p>
            <text:p><text:span text:style-name="T3"><text:s text:c="8"/></text:span><text:span text:style-name="T3">movl <text:s text:c="3"/>$20, -24(%ebp)</text:span></text:p>
            <text:p><text:span text:style-name="T3"><text:s text:c="8"/></text:span><text:span text:style-name="T3">movl <text:s text:c="3"/>$30, -20(%ebp)</text:span></text:p>
            <text:p><text:span text:style-name="T7"><text:s text:c="8"/></text:span><text:span text:style-name="T7">subl <text:s text:c="3"/>$8, %esp</text:span></text:p>
            <text:p><text:span text:style-name="T7"><text:s text:c="8"/></text:span><text:span text:style-name="T7">pushl <text:s text:c="2"/>-20(%ebp)</text:span></text:p>
            <text:p><text:span text:style-name="T7"><text:s text:c="8"/></text:span><text:span text:style-name="T7">pushl <text:s text:c="2"/>-24(%ebp)</text:span></text:p>
            <text:p><text:span text:style-name="T2"><text:s text:c="8"/></text:span><text:span text:style-name="T2">call <text:s text:c="3"/>add</text:span></text:p>
          </draw:text-box>
        </draw:frame>
        <draw:custom-shape draw:style-name="gr5" draw:text-style-name="P6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9.3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8cm" svg:height="0.781cm" svg:x="2.2cm" svg:y="3.628cm">
          <draw:text-box>
            <text:p text:style-name="P11"><text:span text:style-name="T3">Y</text:span></text:p>
          </draw:text-box>
        </draw:frame>
        <draw:custom-shape draw:style-name="gr5" draw:text-style-name="P6" draw:layer="layout" svg:width="4cm" svg:height="0.75cm" svg:x="4cm" svg:y="6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0.05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0.8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cm" svg:height="0.75cm" svg:x="4cm" svg:y="11.55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" presentation:presentation-page-layout-name="AL2T1">
        <office:forms form:automatic-focus="false" form:apply-design-mode="false"/>
        <draw:custom-shape draw:style-name="gr6" draw:text-style-name="P8" draw:layer="layout" svg:width="4cm" svg:height="0.75cm" svg:x="4cm" svg:y="0.3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.05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0.75cm" svg:x="4cm" svg:y="1.8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2.55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cm" svg:y1="14.85cm" svg:x2="7.9cm" svg:y2="15.3cm">
          <text:p/>
        </draw:line>
        <draw:line draw:style-name="gr8" draw:text-style-name="P6" draw:layer="layout" svg:x1="11.6cm" svg:y1="13.5cm" svg:x2="8.2cm" svg:y2="12.3cm">
          <text:p/>
        </draw:line>
        <draw:frame draw:style-name="gr9" draw:text-style-name="P1" draw:layer="layout" svg:width="2.2cm" svg:height="0.781cm" svg:x="11.8cm" svg:y="13.2cm">
          <draw:text-box>
            <text:p><text:span text:style-name="T1">ebp</text:span></text:p>
          </draw:text-box>
        </draw:frame>
        <draw:frame draw:style-name="gr9" draw:text-style-name="P1" draw:layer="layout" svg:width="2.2cm" svg:height="0.781cm" svg:x="11cm" svg:y="14.503cm">
          <draw:text-box>
            <text:p><text:span text:style-name="T1">esp</text:span></text:p>
          </draw:text-box>
        </draw:frame>
        <draw:line draw:style-name="gr7" draw:text-style-name="P6" draw:layer="layout" svg:x1="4cm" svg:y1="6.3cm" svg:x2="4cm" svg:y2="7.8cm">
          <text:p/>
        </draw:line>
        <draw:line draw:style-name="gr7" draw:text-style-name="P6" draw:layer="layout" svg:x1="8cm" svg:y1="6.3cm" svg:x2="8cm" svg:y2="7.8cm">
          <text:p/>
        </draw:line>
        <draw:frame draw:style-name="gr9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10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4cm" svg:height="0.75cm" svg:x="4cm" svg:y="6.3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7.05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1.8cm" svg:height="0.781cm" svg:x="2.2cm" svg:y="0.15cm">
          <draw:text-box>
            <text:p text:style-name="P11"><text:span text:style-name="T3">X</text:span></text:p>
          </draw:text-box>
        </draw:frame>
        <draw:frame draw:style-name="gr14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 </text:span><text:span text:style-name="T10">add(d, e)</text:span><text:span text:style-name="T2">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3"><text:s text:c="8"/></text:span><text:span text:style-name="T3">z = x + y;</text:span></text:p>
            <text:p><text:span text:style-name="T3"><text:s text:c="8"/></text:span><text:span text:style-name="T3">return z;</text:span></text:p>
            <text:p><text:span text:style-name="T3">}</text:span></text:p>
          </draw:text-box>
        </draw:frame>
        <draw:frame draw:style-name="gr11" draw:text-style-name="P16" draw:layer="layout" svg:width="9.738cm" svg:height="6.611cm" svg:x="16.862cm" svg:y="7.35cm">
          <draw:text-box>
            <text:p><text:span text:style-name="T7">add:</text:span></text:p>
            <text:p><text:span text:style-name="T7"><text:s text:c="2"/></text:span><text:span text:style-name="T2"><text:s text:c="6"/></text:span><text:span text:style-name="T2">pushl <text:s text:c="2"/>%ebp</text:span></text:p>
            <text:p><text:span text:style-name="T2"><text:s text:c="8"/></text:span><text:span text:style-name="T2">movl <text:s text:c="3"/>%esp, %ebp</text:span></text:p>
            <text:p><text:span text:style-name="T2"><text:s text:c="8"/></text:span><text:span text:style-name="T2">subl <text:s text:c="3"/>$16, %esp</text:span></text:p>
            <text:p><text:span text:style-name="T7"><text:s text:c="8"/></text:span><text:span text:style-name="T7">movl <text:s text:c="3"/>8(%ebp), %edx</text:span></text:p>
            <text:p><text:span text:style-name="T7"><text:s text:c="8"/></text:span><text:span text:style-name="T7">movl <text:s text:c="3"/>12(%ebp), %eax</text:span></text:p>
            <text:p><text:span text:style-name="T7"><text:s text:c="8"/></text:span><text:span text:style-name="T7">addl <text:s text:c="3"/>%edx, %eax</text:span></text:p>
            <text:p><text:span text:style-name="T7"><text:s text:c="8"/></text:span><text:span text:style-name="T7">movl <text:s text:c="3"/>%eax, -4(%ebp)</text:span></text:p>
            <text:p><text:span text:style-name="T7"><text:s text:c="8"/></text:span><text:span text:style-name="T7">movl <text:s text:c="3"/>-4(%ebp), %eax</text:span></text:p>
            <text:p><text:span text:style-name="T7"><text:s text:c="8"/></text:span><text:span text:style-name="T7">leave</text:span></text:p>
            <text:p><text:span text:style-name="T7"><text:s text:c="8"/></text:span><text:span text:style-name="T7">ret</text:span></text:p>
            <text:p><text:span text:style-name="T7"/></text:p>
          </draw:text-box>
        </draw:frame>
        <draw:custom-shape draw:style-name="gr5" draw:text-style-name="P6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8cm" svg:height="0.781cm" svg:x="2.2cm" svg:y="2.878cm">
          <draw:text-box>
            <text:p text:style-name="P11"><text:span text:style-name="T3">Y</text:span></text:p>
          </draw:text-box>
        </draw:frame>
        <draw:custom-shape draw:style-name="gr5" draw:text-style-name="P6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9.3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0.05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cm" svg:height="0.75cm" svg:x="4cm" svg:y="10.8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1.55cm">
          <text:p text:style-name="P7"><text:span text:style-name="T3">Y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12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" presentation:presentation-page-layout-name="AL2T1">
        <office:forms form:automatic-focus="false" form:apply-design-mode="false"/>
        <draw:custom-shape draw:style-name="gr6" draw:text-style-name="P8" draw:layer="layout" svg:width="4cm" svg:height="0.75cm" svg:x="4cm" svg:y="0.3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.05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0.75cm" svg:x="4cm" svg:y="1.8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2.55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cm" svg:y1="14.85cm" svg:x2="7.9cm" svg:y2="15.3cm">
          <text:p/>
        </draw:line>
        <draw:line draw:style-name="gr8" draw:text-style-name="P6" draw:layer="layout" svg:x1="11.6cm" svg:y1="13.5cm" svg:x2="8.2cm" svg:y2="12.3cm">
          <text:p/>
        </draw:line>
        <draw:frame draw:style-name="gr9" draw:text-style-name="P1" draw:layer="layout" svg:width="2.2cm" svg:height="0.781cm" svg:x="11.8cm" svg:y="13.2cm">
          <draw:text-box>
            <text:p><text:span text:style-name="T1">ebp</text:span></text:p>
          </draw:text-box>
        </draw:frame>
        <draw:frame draw:style-name="gr9" draw:text-style-name="P1" draw:layer="layout" svg:width="2.2cm" svg:height="0.781cm" svg:x="11cm" svg:y="14.503cm">
          <draw:text-box>
            <text:p><text:span text:style-name="T1">esp</text:span></text:p>
          </draw:text-box>
        </draw:frame>
        <draw:line draw:style-name="gr7" draw:text-style-name="P6" draw:layer="layout" svg:x1="4cm" svg:y1="6.3cm" svg:x2="4cm" svg:y2="7.8cm">
          <text:p/>
        </draw:line>
        <draw:line draw:style-name="gr7" draw:text-style-name="P6" draw:layer="layout" svg:x1="8cm" svg:y1="6.3cm" svg:x2="8cm" svg:y2="7.8cm">
          <text:p/>
        </draw:line>
        <draw:frame draw:style-name="gr9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10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4cm" svg:height="0.75cm" svg:x="4cm" svg:y="6.3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7.05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1.8cm" svg:height="0.781cm" svg:x="2.2cm" svg:y="0cm">
          <draw:text-box>
            <text:p text:style-name="P11"><text:span text:style-name="T3">X</text:span></text:p>
          </draw:text-box>
        </draw:frame>
        <draw:frame draw:style-name="gr14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</text:span><text:span text:style-name="T11"> </text:span><text:span text:style-name="T10">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2"><text:s text:c="8"/></text:span><text:span text:style-name="T2">z = x + y;</text:span></text:p>
            <text:p><text:span text:style-name="T3"><text:s text:c="8"/></text:span><text:span text:style-name="T3">return z;</text:span></text:p>
            <text:p><text:span text:style-name="T3">}</text:span></text:p>
          </draw:text-box>
        </draw:frame>
        <draw:frame draw:style-name="gr11" draw:text-style-name="P16" draw:layer="layout" svg:width="9.738cm" svg:height="6.611cm" svg:x="16.862cm" svg:y="7.35cm">
          <draw:text-box>
            <text:p><text:span text:style-name="T7">add:</text:span></text:p>
            <text:p><text:span text:style-name="T7"><text:s text:c="8"/></text:span><text:span text:style-name="T7">pushl <text:s text:c="2"/>%ebp</text:span></text:p>
            <text:p><text:span text:style-name="T7"><text:s text:c="8"/></text:span><text:span text:style-name="T7">movl <text:s text:c="3"/>%esp, %ebp</text:span></text:p>
            <text:p><text:span text:style-name="T7"><text:s text:c="8"/></text:span><text:span text:style-name="T7">subl <text:s text:c="3"/>$16, %esp</text:span></text:p>
            <text:p><text:span text:style-name="T7"><text:s text:c="8"/></text:span><text:span text:style-name="T2">movl <text:s text:c="3"/>8(%ebp), %edx</text:span></text:p>
            <text:p><text:span text:style-name="T2"><text:s text:c="8"/></text:span><text:span text:style-name="T2">movl <text:s text:c="3"/>12(%ebp), %eax</text:span></text:p>
            <text:p><text:span text:style-name="T2"><text:s text:c="8"/></text:span><text:span text:style-name="T2">addl <text:s text:c="3"/>%edx, %eax</text:span></text:p>
            <text:p><text:span text:style-name="T7"><text:s text:c="8"/></text:span><text:span text:style-name="T7">movl <text:s text:c="3"/>%eax, -4(%ebp)</text:span></text:p>
            <text:p><text:span text:style-name="T7"><text:s text:c="8"/></text:span><text:span text:style-name="T7">movl <text:s text:c="3"/>-4(%ebp), %eax</text:span></text:p>
            <text:p><text:span text:style-name="T7"><text:s text:c="8"/></text:span><text:span text:style-name="T7">leave</text:span></text:p>
            <text:p><text:span text:style-name="T7"><text:s text:c="8"/></text:span><text:span text:style-name="T7">ret</text:span></text:p>
            <text:p><text:span text:style-name="T7"/></text:p>
          </draw:text-box>
        </draw:frame>
        <draw:custom-shape draw:style-name="gr5" draw:text-style-name="P6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8cm" svg:height="0.781cm" svg:x="2.2cm" svg:y="2.878cm">
          <draw:text-box>
            <text:p text:style-name="P11"><text:span text:style-name="T3">Y</text:span></text:p>
          </draw:text-box>
        </draw:frame>
        <draw:custom-shape draw:style-name="gr5" draw:text-style-name="P6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9.3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0.05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cm" svg:height="0.75cm" svg:x="4cm" svg:y="10.8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1.55cm">
          <text:p text:style-name="P7"><text:span text:style-name="T3">Y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12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8.4cm" svg:height="1.841cm" svg:x="9cm" svg:y="7.5cm">
          <draw:text-box>
            <text:p><text:span text:style-name="T12">edx = 20 </text:span></text:p>
            <text:p><text:span text:style-name="T12">eax = 30</text:span></text:p>
            <text:p><text:span text:style-name="T12">eax = eax + edx = 50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" presentation:presentation-page-layout-name="AL2T1">
        <office:forms form:automatic-focus="false" form:apply-design-mode="false"/>
        <draw:custom-shape draw:style-name="gr6" draw:text-style-name="P8" draw:layer="layout" svg:width="4cm" svg:height="0.75cm" svg:x="4cm" svg:y="0.3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.05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0.75cm" svg:x="4cm" svg:y="1.8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2.55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cm" svg:y1="14.85cm" svg:x2="7.9cm" svg:y2="15.3cm">
          <text:p/>
        </draw:line>
        <draw:line draw:style-name="gr8" draw:text-style-name="P6" draw:layer="layout" svg:x1="11.6cm" svg:y1="13.5cm" svg:x2="8.2cm" svg:y2="12.3cm">
          <text:p/>
        </draw:line>
        <draw:frame draw:style-name="gr9" draw:text-style-name="P1" draw:layer="layout" svg:width="2.2cm" svg:height="0.781cm" svg:x="11.8cm" svg:y="13.2cm">
          <draw:text-box>
            <text:p><text:span text:style-name="T1">ebp</text:span></text:p>
          </draw:text-box>
        </draw:frame>
        <draw:frame draw:style-name="gr9" draw:text-style-name="P1" draw:layer="layout" svg:width="2.2cm" svg:height="0.781cm" svg:x="11cm" svg:y="14.503cm">
          <draw:text-box>
            <text:p><text:span text:style-name="T1">esp</text:span></text:p>
          </draw:text-box>
        </draw:frame>
        <draw:line draw:style-name="gr7" draw:text-style-name="P6" draw:layer="layout" svg:x1="4cm" svg:y1="6.3cm" svg:x2="4cm" svg:y2="7.8cm">
          <text:p/>
        </draw:line>
        <draw:line draw:style-name="gr7" draw:text-style-name="P6" draw:layer="layout" svg:x1="8cm" svg:y1="6.3cm" svg:x2="8cm" svg:y2="7.8cm">
          <text:p/>
        </draw:line>
        <draw:frame draw:style-name="gr9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10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4cm" svg:height="0.75cm" svg:x="4cm" svg:y="6.3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7.05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1.8cm" svg:height="0.781cm" svg:x="2.2cm" svg:y="0.075cm">
          <draw:text-box>
            <text:p text:style-name="P11"><text:span text:style-name="T3">X</text:span></text:p>
          </draw:text-box>
        </draw:frame>
        <draw:frame draw:style-name="gr14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</text:span><text:span text:style-name="T11"> </text:span><text:span text:style-name="T10">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6"><text:s text:c="8"/></text:span><text:span text:style-name="T6">z = x + y;</text:span></text:p>
            <text:p><text:span text:style-name="T2"><text:s text:c="8"/></text:span><text:span text:style-name="T2">return z;</text:span></text:p>
            <text:p><text:span text:style-name="T3">}</text:span></text:p>
          </draw:text-box>
        </draw:frame>
        <draw:frame draw:style-name="gr11" draw:text-style-name="P16" draw:layer="layout" svg:width="9.738cm" svg:height="6.611cm" svg:x="16.862cm" svg:y="7.35cm">
          <draw:text-box>
            <text:p><text:span text:style-name="T7">add:</text:span></text:p>
            <text:p><text:span text:style-name="T7"><text:s text:c="8"/></text:span><text:span text:style-name="T7">pushl <text:s text:c="2"/>%ebp</text:span></text:p>
            <text:p><text:span text:style-name="T7"><text:s text:c="8"/></text:span><text:span text:style-name="T7">movl <text:s text:c="3"/>%esp, %ebp</text:span></text:p>
            <text:p><text:span text:style-name="T7"><text:s text:c="8"/></text:span><text:span text:style-name="T7">subl <text:s text:c="3"/>$16, %esp</text:span></text:p>
            <text:p><text:span text:style-name="T7"><text:s text:c="8"/></text:span><text:span text:style-name="T7">movl <text:s text:c="3"/>8(%ebp), %edx</text:span></text:p>
            <text:p><text:span text:style-name="T7"><text:s text:c="8"/></text:span><text:span text:style-name="T7">movl <text:s text:c="3"/>12(%ebp), %eax</text:span></text:p>
            <text:p><text:span text:style-name="T7"><text:s text:c="8"/></text:span><text:span text:style-name="T7">addl <text:s text:c="3"/>%edx, %eax</text:span></text:p>
            <text:p><text:span text:style-name="T2"><text:s text:c="8"/></text:span><text:span text:style-name="T2">movl <text:s text:c="3"/>%eax, -4(%ebp)</text:span></text:p>
            <text:p><text:span text:style-name="T7"><text:s text:c="8"/></text:span><text:span text:style-name="T7">movl <text:s text:c="3"/>-4(%ebp), %eax</text:span></text:p>
            <text:p><text:span text:style-name="T7"><text:s text:c="8"/></text:span><text:span text:style-name="T7">leave</text:span></text:p>
            <text:p><text:span text:style-name="T7"><text:s text:c="8"/></text:span><text:span text:style-name="T7">ret</text:span></text:p>
            <text:p><text:span text:style-name="T7"/></text:p>
          </draw:text-box>
        </draw:frame>
        <draw:custom-shape draw:style-name="gr5" draw:text-style-name="P6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8cm" svg:height="0.781cm" svg:x="2.2cm" svg:y="2.878cm">
          <draw:text-box>
            <text:p text:style-name="P11"><text:span text:style-name="T3">Y</text:span></text:p>
          </draw:text-box>
        </draw:frame>
        <draw:custom-shape draw:style-name="gr5" draw:text-style-name="P6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9.3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0.05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cm" svg:height="0.75cm" svg:x="4cm" svg:y="10.8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1.55cm">
          <text:p text:style-name="P7"><text:span text:style-name="T3">Y(prev ebp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0.75cm" svg:x="4cm" svg:y="12.3cm">
          <text:p text:style-name="P7"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8.4cm" svg:height="0.781cm" svg:x="9cm" svg:y="7.5cm">
          <draw:text-box>
            <text:p><text:span text:style-name="T12">eax <text:s/>= 50</text:span></text:p>
          </draw:text-box>
        </draw:frame>
        <draw:frame draw:style-name="gr18" draw:text-style-name="P1" draw:layer="layout" svg:width="9.338cm" svg:height="2.855cm" svg:x="16.862cm" svg:y="13.35cm">
          <draw:text-box>
            <text:p><text:span text:style-name="T1">Some redundant code generated here. Before “leave”. Result is in eax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" presentation:presentation-page-layout-name="AL2T1">
        <office:forms form:automatic-focus="false" form:apply-design-mode="false"/>
        <draw:custom-shape draw:style-name="gr19" draw:text-style-name="P8" draw:layer="layout" svg:width="4cm" svg:height="0.75cm" svg:x="4cm" svg:y="0.3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.05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cm" svg:height="0.75cm" svg:x="4cm" svg:y="1.8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2.55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1cm" svg:y1="14.85cm" svg:x2="8cm" svg:y2="12.3cm">
          <text:p/>
        </draw:line>
        <draw:line draw:style-name="gr21" draw:text-style-name="P6" draw:layer="layout" svg:x1="11.6cm" svg:y1="13.5cm" svg:x2="8.2cm" svg:y2="12.3cm">
          <text:p/>
        </draw:line>
        <draw:frame draw:style-name="gr22" draw:text-style-name="P1" draw:layer="layout" svg:width="2.2cm" svg:height="0.781cm" svg:x="11.8cm" svg:y="13.2cm">
          <draw:text-box>
            <text:p><text:span text:style-name="T1">ebp</text:span></text:p>
          </draw:text-box>
        </draw:frame>
        <draw:frame draw:style-name="gr22" draw:text-style-name="P1" draw:layer="layout" svg:width="2.2cm" svg:height="0.781cm" svg:x="11cm" svg:y="14.503cm">
          <draw:text-box>
            <text:p><text:span text:style-name="T1">esp</text:span></text:p>
          </draw:text-box>
        </draw:frame>
        <draw:line draw:style-name="gr23" draw:text-style-name="P6" draw:layer="layout" svg:x1="4cm" svg:y1="6.3cm" svg:x2="4cm" svg:y2="7.8cm">
          <text:p/>
        </draw:line>
        <draw:line draw:style-name="gr23" draw:text-style-name="P6" draw:layer="layout" svg:x1="8cm" svg:y1="6.3cm" svg:x2="8cm" svg:y2="7.8cm">
          <text:p/>
        </draw:line>
        <draw:frame draw:style-name="gr22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24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4cm" svg:height="0.75cm" svg:x="4cm" svg:y="6.3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7.05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1.8cm" svg:height="0.781cm" svg:x="2.2cm" svg:y="0cm">
          <draw:text-box>
            <text:p text:style-name="P11"><text:span text:style-name="T3">X</text:span></text:p>
          </draw:text-box>
        </draw:frame>
        <draw:frame draw:style-name="gr25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</text:span><text:span text:style-name="T11"> </text:span><text:span text:style-name="T10">add(d, e);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6"><text:s text:c="8"/></text:span><text:span text:style-name="T6">z = x + y;</text:span></text:p>
            <text:p><text:span text:style-name="T2"><text:s text:c="8"/></text:span><text:span text:style-name="T2">return z;</text:span></text:p>
            <text:p><text:span text:style-name="T3">}</text:span></text:p>
          </draw:text-box>
        </draw:frame>
        <draw:frame draw:style-name="gr26" draw:text-style-name="P16" draw:layer="layout" svg:width="9.738cm" svg:height="7.344cm" svg:x="16.862cm" svg:y="7.35cm">
          <draw:text-box>
            <text:p><text:span text:style-name="T7">add:</text:span></text:p>
            <text:p><text:span text:style-name="T7"><text:s text:c="8"/></text:span><text:span text:style-name="T7">pushl <text:s text:c="2"/>%ebp</text:span></text:p>
            <text:p><text:span text:style-name="T7"><text:s text:c="8"/></text:span><text:span text:style-name="T7">movl <text:s text:c="3"/>%esp, %ebp</text:span></text:p>
            <text:p><text:span text:style-name="T7"><text:s text:c="8"/></text:span><text:span text:style-name="T7">subl <text:s text:c="3"/>$16, %esp</text:span></text:p>
            <text:p><text:span text:style-name="T7"><text:s text:c="8"/></text:span><text:span text:style-name="T7">movl <text:s text:c="3"/>8(%ebp), %edx</text:span></text:p>
            <text:p><text:span text:style-name="T7"><text:s text:c="8"/></text:span><text:span text:style-name="T7">movl <text:s text:c="3"/>12(%ebp), %eax</text:span></text:p>
            <text:p><text:span text:style-name="T7"><text:s text:c="8"/></text:span><text:span text:style-name="T7">addl <text:s text:c="3"/>%edx, %eax</text:span></text:p>
            <text:p><text:span text:style-name="T7"><text:s text:c="8"/></text:span><text:span text:style-name="T7">movl <text:s text:c="3"/>%eax, -4(%ebp)</text:span></text:p>
            <text:p><text:span text:style-name="T7"><text:s text:c="8"/></text:span><text:span text:style-name="T7">movl <text:s text:c="3"/>-4(%ebp), %eax</text:span></text:p>
            <text:p><text:span text:style-name="T13"><text:s text:c="7"/></text:span><text:span text:style-name="T14"><text:s/></text:span><text:span text:style-name="T14">leave # </text:span><text:span text:style-name="T15"># Set ESP to EBP, then pop EBP.</text:span></text:p>
            <text:p><text:span text:style-name="T7"><text:s text:c="8"/></text:span><text:span text:style-name="T7">ret</text:span></text:p>
            <text:p><text:span text:style-name="T7"/></text:p>
          </draw:text-box>
        </draw:frame>
        <draw:custom-shape draw:style-name="gr20" draw:text-style-name="P6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1.8cm" svg:height="0.781cm" svg:x="2.2cm" svg:y="2.878cm">
          <draw:text-box>
            <text:p text:style-name="P11"><text:span text:style-name="T3">Y</text:span></text:p>
          </draw:text-box>
        </draw:frame>
        <draw:custom-shape draw:style-name="gr20" draw:text-style-name="P6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9.3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0.05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0.75cm" svg:x="4cm" svg:y="10.8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1.55cm">
          <text:p text:style-name="P7"><text:span text:style-name="T3">Y(prev ebp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2.3cm">
          <text:p text:style-name="P7"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8.4cm" svg:height="0.781cm" svg:x="9cm" svg:y="7.5cm">
          <draw:text-box>
            <text:p><text:span text:style-name="T12">eax <text:s/>= 50</text:span></text:p>
          </draw:text-box>
        </draw:frame>
        <draw:frame draw:style-name="gr27" draw:text-style-name="P18" draw:layer="layout" svg:width="6.4cm" svg:height="1.195cm" svg:x="9.8cm" svg:y="2.4cm">
          <draw:text-box>
            <text:p><text:span text:style-name="T16">leave: step 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imple-abhijit" presentation:presentation-page-layout-name="AL2T1">
        <office:forms form:automatic-focus="false" form:apply-design-mode="false"/>
        <draw:custom-shape draw:style-name="gr19" draw:text-style-name="P8" draw:layer="layout" svg:width="4cm" svg:height="0.75cm" svg:x="4cm" svg:y="0.3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.05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cm" svg:height="0.75cm" svg:x="4cm" svg:y="1.8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2.55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1cm" svg:y1="14.85cm" svg:x2="8cm" svg:y2="11.55cm">
          <text:p/>
        </draw:line>
        <draw:line draw:style-name="gr21" draw:text-style-name="P6" draw:layer="layout" svg:x1="11.6cm" svg:y1="13.5cm" svg:x2="8cm" svg:y2="3.3cm">
          <text:p/>
        </draw:line>
        <draw:frame draw:style-name="gr22" draw:text-style-name="P1" draw:layer="layout" svg:width="2.2cm" svg:height="0.781cm" svg:x="11.8cm" svg:y="13.2cm">
          <draw:text-box>
            <text:p><text:span text:style-name="T1">ebp</text:span></text:p>
          </draw:text-box>
        </draw:frame>
        <draw:frame draw:style-name="gr22" draw:text-style-name="P1" draw:layer="layout" svg:width="2.2cm" svg:height="0.781cm" svg:x="11cm" svg:y="14.503cm">
          <draw:text-box>
            <text:p><text:span text:style-name="T1">esp</text:span></text:p>
          </draw:text-box>
        </draw:frame>
        <draw:line draw:style-name="gr23" draw:text-style-name="P6" draw:layer="layout" svg:x1="4cm" svg:y1="6.3cm" svg:x2="4cm" svg:y2="7.8cm">
          <text:p/>
        </draw:line>
        <draw:line draw:style-name="gr23" draw:text-style-name="P6" draw:layer="layout" svg:x1="8cm" svg:y1="6.3cm" svg:x2="8cm" svg:y2="7.8cm">
          <text:p/>
        </draw:line>
        <draw:frame draw:style-name="gr22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24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4cm" svg:height="0.75cm" svg:x="4cm" svg:y="6.3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7.05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1.8cm" svg:height="0.781cm" svg:x="2.2cm" svg:y="0.075cm">
          <draw:text-box>
            <text:p text:style-name="P11"><text:span text:style-name="T3">X</text:span></text:p>
          </draw:text-box>
        </draw:frame>
        <draw:frame draw:style-name="gr25" draw:text-style-name="P19" draw:layer="layout" svg:width="8.075cm" svg:height="6.081cm" svg:x="17.801cm" svg:y="0.6cm">
          <draw:text-box>
            <text:p text:style-name="P2"><text:span text:style-name="T3">int mult(int a, int b) {</text:span></text:p>
            <text:p text:style-name="P2"><text:span text:style-name="T3"><text:s text:c="8"/></text:span><text:span text:style-name="T3">int c, d = 20, e = 30, f;</text:span></text:p>
            <text:p text:style-name="P2"><text:span text:style-name="T3"><text:s text:c="8"/></text:span><text:span text:style-name="T3">f =</text:span><text:span text:style-name="T11"> </text:span><text:span text:style-name="T10">add(d, e);</text:span></text:p>
            <text:p text:style-name="P2"><text:span text:style-name="T3"><text:s text:c="8"/></text:span><text:span text:style-name="T3">c = a * b + f;</text:span></text:p>
            <text:p text:style-name="P2"><text:span text:style-name="T3"><text:s text:c="8"/></text:span><text:span text:style-name="T3">return c;</text:span></text:p>
            <text:p text:style-name="P2"><text:span text:style-name="T3">}</text:span></text:p>
            <text:p text:style-name="P2"><text:span text:style-name="T3">int add(int x, int y) {</text:span></text:p>
            <text:p text:style-name="P2"><text:span text:style-name="T3"><text:s text:c="8"/></text:span><text:span text:style-name="T3">int z; <text:s/></text:span></text:p>
            <text:p text:style-name="P2"><text:span text:style-name="T6"><text:s text:c="8"/></text:span><text:span text:style-name="T6">z = x + y;</text:span></text:p>
            <text:p text:style-name="P2"><text:span text:style-name="T2"><text:s text:c="8"/></text:span><text:span text:style-name="T2">return z;</text:span></text:p>
            <text:p><text:span text:style-name="T3">}</text:span></text:p>
          </draw:text-box>
        </draw:frame>
        <draw:frame draw:style-name="gr26" draw:text-style-name="P16" draw:layer="layout" svg:width="9.738cm" svg:height="7.344cm" svg:x="16.862cm" svg:y="7.35cm">
          <draw:text-box>
            <text:p><text:span text:style-name="T7">add:</text:span></text:p>
            <text:p><text:span text:style-name="T7"><text:s text:c="8"/></text:span><text:span text:style-name="T7">pushl <text:s text:c="2"/>%ebp</text:span></text:p>
            <text:p><text:span text:style-name="T7"><text:s text:c="8"/></text:span><text:span text:style-name="T7">movl <text:s text:c="3"/>%esp, %ebp</text:span></text:p>
            <text:p><text:span text:style-name="T7"><text:s text:c="8"/></text:span><text:span text:style-name="T7">subl <text:s text:c="3"/>$16, %esp</text:span></text:p>
            <text:p><text:span text:style-name="T7"><text:s text:c="8"/></text:span><text:span text:style-name="T7">movl <text:s text:c="3"/>8(%ebp), %edx</text:span></text:p>
            <text:p><text:span text:style-name="T7"><text:s text:c="8"/></text:span><text:span text:style-name="T7">movl <text:s text:c="3"/>12(%ebp), %eax</text:span></text:p>
            <text:p><text:span text:style-name="T7"><text:s text:c="8"/></text:span><text:span text:style-name="T7">addl <text:s text:c="3"/>%edx, %eax</text:span></text:p>
            <text:p><text:span text:style-name="T7"><text:s text:c="8"/></text:span><text:span text:style-name="T7">movl <text:s text:c="3"/>%eax, -4(%ebp)</text:span></text:p>
            <text:p><text:span text:style-name="T7"><text:s text:c="8"/></text:span><text:span text:style-name="T7">movl <text:s text:c="3"/>-4(%ebp), %eax</text:span></text:p>
            <text:p><text:span text:style-name="T13"><text:s text:c="7"/></text:span><text:span text:style-name="T17"><text:s/></text:span><text:span text:style-name="T17">leave # </text:span><text:span text:style-name="T18"># Set ESP to EBP, then pop EBP.</text:span></text:p>
            <text:p><text:span text:style-name="T7"><text:s text:c="8"/></text:span><text:span text:style-name="T2">ret</text:span></text:p>
            <text:p><text:span text:style-name="T7"/></text:p>
          </draw:text-box>
        </draw:frame>
        <draw:custom-shape draw:style-name="gr20" draw:text-style-name="P6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1.8cm" svg:height="0.781cm" svg:x="2.2cm" svg:y="2.878cm">
          <draw:text-box>
            <text:p text:style-name="P11"><text:span text:style-name="T3">Y</text:span></text:p>
          </draw:text-box>
        </draw:frame>
        <draw:custom-shape draw:style-name="gr20" draw:text-style-name="P6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9.3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0.05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0.75cm" svg:x="4cm" svg:y="10.8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1.55cm">
          <text:p text:style-name="P7"><text:span text:style-name="T3">Y(prev ebp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2.3cm">
          <text:p text:style-name="P7"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8.4cm" svg:height="0.781cm" svg:x="10.6cm" svg:y="7.228cm">
          <draw:text-box>
            <text:p><text:span text:style-name="T12">eax <text:s/>= 50</text:span></text:p>
          </draw:text-box>
        </draw:frame>
        <draw:frame draw:style-name="gr27" draw:text-style-name="P18" draw:layer="layout" svg:width="6.4cm" svg:height="1.195cm" svg:x="9.8cm" svg:y="2.4cm">
          <draw:text-box>
            <text:p><text:span text:style-name="T16">leave: step 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imple-abhijit" presentation:presentation-page-layout-name="AL2T1">
        <office:forms form:automatic-focus="false" form:apply-design-mode="false"/>
        <draw:custom-shape draw:style-name="gr19" draw:text-style-name="P8" draw:layer="layout" svg:width="4cm" svg:height="0.75cm" svg:x="4cm" svg:y="0.3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.05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cm" svg:height="0.75cm" svg:x="4cm" svg:y="1.8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2.55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1cm" svg:y1="14.85cm" svg:x2="8cm" svg:y2="10.8cm">
          <text:p/>
        </draw:line>
        <draw:line draw:style-name="gr21" draw:text-style-name="P6" draw:layer="layout" svg:x1="11.6cm" svg:y1="13.5cm" svg:x2="8cm" svg:y2="3.3cm">
          <text:p/>
        </draw:line>
        <draw:frame draw:style-name="gr22" draw:text-style-name="P1" draw:layer="layout" svg:width="2.2cm" svg:height="0.781cm" svg:x="11.8cm" svg:y="13.2cm">
          <draw:text-box>
            <text:p><text:span text:style-name="T1">ebp</text:span></text:p>
          </draw:text-box>
        </draw:frame>
        <draw:frame draw:style-name="gr22" draw:text-style-name="P1" draw:layer="layout" svg:width="2.2cm" svg:height="0.781cm" svg:x="11cm" svg:y="14.503cm">
          <draw:text-box>
            <text:p><text:span text:style-name="T1">esp</text:span></text:p>
          </draw:text-box>
        </draw:frame>
        <draw:line draw:style-name="gr23" draw:text-style-name="P6" draw:layer="layout" svg:x1="4cm" svg:y1="6.3cm" svg:x2="4cm" svg:y2="7.8cm">
          <text:p/>
        </draw:line>
        <draw:line draw:style-name="gr23" draw:text-style-name="P6" draw:layer="layout" svg:x1="8cm" svg:y1="6.3cm" svg:x2="8cm" svg:y2="7.8cm">
          <text:p/>
        </draw:line>
        <draw:frame draw:style-name="gr22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24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4cm" svg:height="0.75cm" svg:x="4cm" svg:y="6.3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7.05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1.8cm" svg:height="0.781cm" svg:x="2.2cm" svg:y="0.075cm">
          <draw:text-box>
            <text:p text:style-name="P11"><text:span text:style-name="T3">X</text:span></text:p>
          </draw:text-box>
        </draw:frame>
        <draw:frame draw:style-name="gr25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3"><text:s text:c="8"/></text:span><text:span text:style-name="T3">f =</text:span><text:span text:style-name="T11"> </text:span><text:span text:style-name="T10">add(d, e); </text:span><text:span text:style-name="T2">// here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7"><text:s text:c="8"/></text:span><text:span text:style-name="T7">z = x + y;</text:span></text:p>
            <text:p><text:span text:style-name="T6"><text:s text:c="8"/></text:span><text:span text:style-name="T6">return z;</text:span></text:p>
            <text:p><text:span text:style-name="T3">}</text:span></text:p>
          </draw:text-box>
        </draw:frame>
        <draw:frame draw:style-name="gr28" draw:text-style-name="P16" draw:layer="layout" svg:width="9.738cm" svg:height="7.317cm" svg:x="16.862cm" svg:y="7.35cm">
          <draw:text-box>
            <text:p><text:span text:style-name="T7">add:</text:span></text:p>
            <text:p><text:span text:style-name="T7"><text:s text:c="8"/></text:span><text:span text:style-name="T7">pushl <text:s text:c="2"/>%ebp</text:span></text:p>
            <text:p><text:span text:style-name="T7"><text:s text:c="8"/></text:span><text:span text:style-name="T7">movl <text:s text:c="3"/>%esp, %ebp</text:span></text:p>
            <text:p><text:span text:style-name="T7"><text:s text:c="8"/></text:span><text:span text:style-name="T7">subl <text:s text:c="3"/>$16, %esp</text:span></text:p>
            <text:p><text:span text:style-name="T7"><text:s text:c="8"/></text:span><text:span text:style-name="T7">movl <text:s text:c="3"/>8(%ebp), %edx</text:span></text:p>
            <text:p><text:span text:style-name="T7"><text:s text:c="8"/></text:span><text:span text:style-name="T7">movl <text:s text:c="3"/>12(%ebp), %eax</text:span></text:p>
            <text:p><text:span text:style-name="T7"><text:s text:c="8"/></text:span><text:span text:style-name="T7">addl <text:s text:c="3"/>%edx, %eax</text:span></text:p>
            <text:p><text:span text:style-name="T7"><text:s text:c="8"/></text:span><text:span text:style-name="T7">movl <text:s text:c="3"/>%eax, -4(%ebp)</text:span></text:p>
            <text:p><text:span text:style-name="T7"><text:s text:c="8"/></text:span><text:span text:style-name="T7">movl <text:s text:c="3"/>-4(%ebp), %eax</text:span></text:p>
            <text:p><text:span text:style-name="T13"><text:s text:c="8"/></text:span><text:span text:style-name="T13">leave # </text:span><text:span text:style-name="T19"># Set ESP to EBP, then pop EBP.</text:span></text:p>
            <text:p><text:span text:style-name="T7"><text:s text:c="8"/></text:span><text:span text:style-name="T2">ret</text:span></text:p>
            <text:p><text:span text:style-name="T7"/></text:p>
          </draw:text-box>
        </draw:frame>
        <draw:custom-shape draw:style-name="gr20" draw:text-style-name="P6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1.8cm" svg:height="0.781cm" svg:x="2.2cm" svg:y="2.878cm">
          <draw:text-box>
            <text:p text:style-name="P11"><text:span text:style-name="T3">Y</text:span></text:p>
          </draw:text-box>
        </draw:frame>
        <draw:custom-shape draw:style-name="gr20" draw:text-style-name="P6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9.3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0.05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0.75cm" svg:x="4cm" svg:y="10.8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1.55cm">
          <text:p text:style-name="P7"><text:span text:style-name="T3">Y(prev ebp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2.3cm">
          <text:p text:style-name="P7"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8.4cm" svg:height="0.781cm" svg:x="10.6cm" svg:y="7.228cm">
          <draw:text-box>
            <text:p><text:span text:style-name="T12">eax <text:s/>= 5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imple-abhijit" presentation:presentation-page-layout-name="AL2T1">
        <office:forms form:automatic-focus="false" form:apply-design-mode="false"/>
        <draw:custom-shape draw:style-name="gr19" draw:text-style-name="P8" draw:layer="layout" svg:width="4cm" svg:height="0.75cm" svg:x="4cm" svg:y="0.3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.05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cm" svg:height="0.75cm" svg:x="4cm" svg:y="1.8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2.55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1cm" svg:y1="14.85cm" svg:x2="8cm" svg:y2="7.8cm">
          <text:p/>
        </draw:line>
        <draw:line draw:style-name="gr21" draw:text-style-name="P6" draw:layer="layout" svg:x1="11.6cm" svg:y1="13.5cm" svg:x2="8cm" svg:y2="3.3cm">
          <text:p/>
        </draw:line>
        <draw:frame draw:style-name="gr22" draw:text-style-name="P1" draw:layer="layout" svg:width="2.2cm" svg:height="0.781cm" svg:x="11.8cm" svg:y="13.2cm">
          <draw:text-box>
            <text:p><text:span text:style-name="T1">ebp</text:span></text:p>
          </draw:text-box>
        </draw:frame>
        <draw:frame draw:style-name="gr22" draw:text-style-name="P1" draw:layer="layout" svg:width="2.2cm" svg:height="0.781cm" svg:x="11cm" svg:y="14.503cm">
          <draw:text-box>
            <text:p><text:span text:style-name="T1">esp</text:span></text:p>
          </draw:text-box>
        </draw:frame>
        <draw:line draw:style-name="gr23" draw:text-style-name="P6" draw:layer="layout" svg:x1="4cm" svg:y1="6.3cm" svg:x2="4cm" svg:y2="7.8cm">
          <text:p/>
        </draw:line>
        <draw:line draw:style-name="gr23" draw:text-style-name="P6" draw:layer="layout" svg:x1="8cm" svg:y1="6.3cm" svg:x2="8cm" svg:y2="7.8cm">
          <text:p/>
        </draw:line>
        <draw:frame draw:style-name="gr22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24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4cm" svg:height="0.75cm" svg:x="4cm" svg:y="6.3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7.05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1.8cm" svg:height="0.781cm" svg:x="2.2cm" svg:y="0cm">
          <draw:text-box>
            <text:p text:style-name="P11"><text:span text:style-name="T3">X</text:span></text:p>
          </draw:text-box>
        </draw:frame>
        <draw:frame draw:style-name="gr25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2"><text:s text:c="8"/></text:span><text:span text:style-name="T2">f = add(d, e); // here</text:span></text:p>
            <text:p><text:span text:style-name="T3"><text:s text:c="8"/></text:span><text:span text:style-name="T3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7"><text:s text:c="8"/></text:span><text:span text:style-name="T7">z = x + y;</text:span></text:p>
            <text:p><text:span text:style-name="T6"><text:s text:c="8"/></text:span><text:span text:style-name="T6">return z;</text:span></text:p>
            <text:p><text:span text:style-name="T3">}</text:span></text:p>
          </draw:text-box>
        </draw:frame>
        <draw:frame draw:style-name="gr29" draw:text-style-name="P16" draw:layer="layout" svg:width="9.738cm" svg:height="8.201cm" svg:x="16.862cm" svg:y="7.35cm">
          <draw:text-box>
            <text:p><text:span text:style-name="T7">Mult: </text:span></text:p>
            <text:p><text:span text:style-name="T7"><text:s text:c="8"/></text:span><text:span text:style-name="T7">.... <text:s text:c="7"/></text:span></text:p>
            <text:p><text:span text:style-name="T7"><text:s/></text:span><text:span text:style-name="T7"><text:tab/></text:span><text:span text:style-name="T7"> </text:span><text:span text:style-name="T7">call <text:s text:c="3"/>add</text:span></text:p>
            <text:p><text:span text:style-name="T2"><text:s text:c="8"/></text:span><text:span text:style-name="T2">addl <text:s text:c="3"/>$16, %esp</text:span></text:p>
            <text:p><text:span text:style-name="T7"><text:s text:c="8"/></text:span><text:span text:style-name="T7">movl <text:s text:c="3"/>%eax, -16(%ebp)</text:span></text:p>
            <text:p><text:span text:style-name="T7"><text:s text:c="8"/></text:span><text:span text:style-name="T7">movl <text:s text:c="3"/>8(%ebp), %eax</text:span></text:p>
            <text:p><text:span text:style-name="T7"><text:s text:c="8"/></text:span><text:span text:style-name="T7">imull <text:s text:c="2"/>12(%ebp), %eax</text:span></text:p>
            <text:p><text:span text:style-name="T7"><text:s text:c="8"/></text:span><text:span text:style-name="T7">movl <text:s text:c="3"/>%eax, %edx</text:span></text:p>
            <text:p><text:span text:style-name="T7"><text:s text:c="8"/></text:span><text:span text:style-name="T7">movl <text:s text:c="3"/>-16(%ebp), %eax</text:span></text:p>
            <text:p><text:span text:style-name="T7"><text:s text:c="8"/></text:span><text:span text:style-name="T7">addl <text:s text:c="3"/>%edx, %eax</text:span></text:p>
            <text:p><text:span text:style-name="T7"><text:s text:c="8"/></text:span><text:span text:style-name="T7">movl <text:s text:c="3"/>%eax, -12(%ebp)</text:span></text:p>
            <text:p><text:span text:style-name="T7"><text:s text:c="8"/></text:span><text:span text:style-name="T7">movl <text:s text:c="3"/>-12(%ebp), %eax</text:span></text:p>
            <text:p><text:span text:style-name="T7"><text:s text:c="8"/></text:span><text:span text:style-name="T7">leave</text:span></text:p>
            <text:p><text:span text:style-name="T7"><text:s text:c="8"/></text:span><text:span text:style-name="T7">ret</text:span></text:p>
            <text:p><text:span text:style-name="T7"/></text:p>
          </draw:text-box>
        </draw:frame>
        <draw:custom-shape draw:style-name="gr20" draw:text-style-name="P6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1.8cm" svg:height="0.781cm" svg:x="2.2cm" svg:y="2.878cm">
          <draw:text-box>
            <text:p text:style-name="P11"><text:span text:style-name="T3">Y</text:span></text:p>
          </draw:text-box>
        </draw:frame>
        <draw:custom-shape draw:style-name="gr20" draw:text-style-name="P6" draw:layer="layout" svg:width="4cm" svg:height="0.75cm" svg:x="4cm" svg:y="5.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9.3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0.05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0.75cm" svg:x="4cm" svg:y="10.8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1.55cm">
          <text:p text:style-name="P7"><text:span text:style-name="T3">Y(prev ebp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2.3cm">
          <text:p text:style-name="P7"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8.4cm" svg:height="0.781cm" svg:x="10.6cm" svg:y="7.228cm">
          <draw:text-box>
            <text:p><text:span text:style-name="T12">eax <text:s/>= 5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imple-abhijit" presentation:presentation-page-layout-name="AL2T1">
        <office:forms form:automatic-focus="false" form:apply-design-mode="false"/>
        <draw:custom-shape draw:style-name="gr19" draw:text-style-name="P8" draw:layer="layout" svg:width="4cm" svg:height="0.75cm" svg:x="4cm" svg:y="0.3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.05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cm" svg:height="0.75cm" svg:x="4cm" svg:y="1.8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2.55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1cm" svg:y1="14.85cm" svg:x2="8cm" svg:y2="7.8cm">
          <text:p/>
        </draw:line>
        <draw:line draw:style-name="gr21" draw:text-style-name="P6" draw:layer="layout" svg:x1="11.6cm" svg:y1="13.5cm" svg:x2="8cm" svg:y2="3.3cm">
          <text:p/>
        </draw:line>
        <draw:frame draw:style-name="gr22" draw:text-style-name="P1" draw:layer="layout" svg:width="2.2cm" svg:height="0.781cm" svg:x="11.8cm" svg:y="13.2cm">
          <draw:text-box>
            <text:p><text:span text:style-name="T1">ebp</text:span></text:p>
          </draw:text-box>
        </draw:frame>
        <draw:frame draw:style-name="gr22" draw:text-style-name="P1" draw:layer="layout" svg:width="2.2cm" svg:height="0.781cm" svg:x="11cm" svg:y="14.503cm">
          <draw:text-box>
            <text:p><text:span text:style-name="T1">esp</text:span></text:p>
          </draw:text-box>
        </draw:frame>
        <draw:line draw:style-name="gr23" draw:text-style-name="P6" draw:layer="layout" svg:x1="4cm" svg:y1="6.3cm" svg:x2="4cm" svg:y2="7.8cm">
          <text:p/>
        </draw:line>
        <draw:line draw:style-name="gr23" draw:text-style-name="P6" draw:layer="layout" svg:x1="8cm" svg:y1="6.3cm" svg:x2="8cm" svg:y2="7.8cm">
          <text:p/>
        </draw:line>
        <draw:frame draw:style-name="gr22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24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4cm" svg:height="0.75cm" svg:x="4cm" svg:y="6.3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7.05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1.8cm" svg:height="0.781cm" svg:x="2.2cm" svg:y="0cm">
          <draw:text-box>
            <text:p text:style-name="P11"><text:span text:style-name="T3">X</text:span></text:p>
          </draw:text-box>
        </draw:frame>
        <draw:frame draw:style-name="gr25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6"><text:s text:c="8"/></text:span><text:span text:style-name="T6">f = add(d, e);</text:span></text:p>
            <text:p><text:span text:style-name="T6"><text:s text:c="8"/></text:span><text:span text:style-name="T6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7"><text:s text:c="8"/></text:span><text:span text:style-name="T7">z = x + y;</text:span></text:p>
            <text:p><text:span text:style-name="T6"><text:s text:c="8"/></text:span><text:span text:style-name="T6">return z;</text:span></text:p>
            <text:p><text:span text:style-name="T3">}</text:span></text:p>
          </draw:text-box>
        </draw:frame>
        <draw:frame draw:style-name="gr29" draw:text-style-name="P16" draw:layer="layout" svg:width="9.738cm" svg:height="8.201cm" svg:x="16.862cm" svg:y="7.35cm">
          <draw:text-box>
            <text:p><text:span text:style-name="T7">Mult: </text:span></text:p>
            <text:p><text:span text:style-name="T7"><text:s text:c="8"/></text:span><text:span text:style-name="T7">.... <text:s text:c="7"/></text:span></text:p>
            <text:p><text:span text:style-name="T7"><text:s/></text:span><text:span text:style-name="T7"><text:tab/></text:span><text:span text:style-name="T7"> </text:span><text:span text:style-name="T7">call <text:s text:c="3"/>add</text:span></text:p>
            <text:p><text:span text:style-name="T7"><text:s text:c="8"/></text:span><text:span text:style-name="T7">addl <text:s text:c="3"/>$16, %esp</text:span></text:p>
            <text:p><text:span text:style-name="T20"><text:s text:c="8"/></text:span><text:span text:style-name="T20">movl <text:s text:c="3"/>%eax, -16(%ebp)</text:span></text:p>
            <text:p><text:span text:style-name="T7"><text:s text:c="8"/></text:span><text:span text:style-name="T7">movl <text:s text:c="3"/>8(%ebp), %eax</text:span></text:p>
            <text:p><text:span text:style-name="T7"><text:s text:c="8"/></text:span><text:span text:style-name="T7">imull <text:s text:c="2"/>12(%ebp), %eax</text:span></text:p>
            <text:p><text:span text:style-name="T7"><text:s text:c="8"/></text:span><text:span text:style-name="T7">movl <text:s text:c="3"/>%eax, %edx</text:span></text:p>
            <text:p><text:span text:style-name="T7"><text:s text:c="8"/></text:span><text:span text:style-name="T7">movl <text:s text:c="3"/>-16(%ebp), %eax</text:span></text:p>
            <text:p><text:span text:style-name="T7"><text:s text:c="8"/></text:span><text:span text:style-name="T7">addl <text:s text:c="3"/>%edx, %eax</text:span></text:p>
            <text:p><text:span text:style-name="T7"><text:s text:c="8"/></text:span><text:span text:style-name="T7">movl <text:s text:c="3"/>%eax, -12(%ebp)</text:span></text:p>
            <text:p><text:span text:style-name="T7"><text:s text:c="8"/></text:span><text:span text:style-name="T7">movl <text:s text:c="3"/>-12(%ebp), %eax</text:span></text:p>
            <text:p><text:span text:style-name="T7"><text:s text:c="8"/></text:span><text:span text:style-name="T7">leave</text:span></text:p>
            <text:p><text:span text:style-name="T7"><text:s text:c="8"/></text:span><text:span text:style-name="T7">ret</text:span></text:p>
            <text:p><text:span text:style-name="T7"/></text:p>
          </draw:text-box>
        </draw:frame>
        <draw:custom-shape draw:style-name="gr20" draw:text-style-name="P6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1.8cm" svg:height="0.781cm" svg:x="2.2cm" svg:y="2.878cm">
          <draw:text-box>
            <text:p text:style-name="P11"><text:span text:style-name="T3">Y</text:span></text:p>
          </draw:text-box>
        </draw:frame>
        <draw:custom-shape draw:style-name="gr19" draw:text-style-name="P21" draw:layer="layout" svg:width="4cm" svg:height="0.75cm" svg:x="4cm" svg:y="5.55cm">
          <text:p text:style-name="P20"><text:span text:style-name="T2">f = 50 (eax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9.3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0.05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0.75cm" svg:x="4cm" svg:y="10.8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1.55cm">
          <text:p text:style-name="P7"><text:span text:style-name="T3">Y(prev ebp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2.3cm">
          <text:p text:style-name="P7"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8.4cm" svg:height="0.781cm" svg:x="10.6cm" svg:y="7.228cm">
          <draw:text-box>
            <text:p><text:span text:style-name="T12">eax <text:s/>= 5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imple-abhijit" presentation:presentation-page-layout-name="AL2T1">
        <office:forms form:automatic-focus="false" form:apply-design-mode="false"/>
        <draw:custom-shape draw:style-name="gr19" draw:text-style-name="P8" draw:layer="layout" svg:width="4cm" svg:height="0.75cm" svg:x="4cm" svg:y="0.3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.05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cm" svg:height="0.75cm" svg:x="4cm" svg:y="1.8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2.55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1cm" svg:y1="14.85cm" svg:x2="8cm" svg:y2="7.8cm">
          <text:p/>
        </draw:line>
        <draw:line draw:style-name="gr21" draw:text-style-name="P6" draw:layer="layout" svg:x1="11.6cm" svg:y1="13.5cm" svg:x2="8cm" svg:y2="3.3cm">
          <text:p/>
        </draw:line>
        <draw:frame draw:style-name="gr22" draw:text-style-name="P1" draw:layer="layout" svg:width="2.2cm" svg:height="0.781cm" svg:x="11.8cm" svg:y="13.2cm">
          <draw:text-box>
            <text:p><text:span text:style-name="T1">ebp</text:span></text:p>
          </draw:text-box>
        </draw:frame>
        <draw:frame draw:style-name="gr22" draw:text-style-name="P1" draw:layer="layout" svg:width="2.2cm" svg:height="0.781cm" svg:x="11cm" svg:y="14.503cm">
          <draw:text-box>
            <text:p><text:span text:style-name="T1">esp</text:span></text:p>
          </draw:text-box>
        </draw:frame>
        <draw:line draw:style-name="gr23" draw:text-style-name="P6" draw:layer="layout" svg:x1="4cm" svg:y1="6.3cm" svg:x2="4cm" svg:y2="7.8cm">
          <text:p/>
        </draw:line>
        <draw:line draw:style-name="gr23" draw:text-style-name="P6" draw:layer="layout" svg:x1="8cm" svg:y1="6.3cm" svg:x2="8cm" svg:y2="7.8cm">
          <text:p/>
        </draw:line>
        <draw:frame draw:style-name="gr22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24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4cm" svg:height="0.75cm" svg:x="4cm" svg:y="6.3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7.05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1.8cm" svg:height="0.781cm" svg:x="2.2cm" svg:y="0cm">
          <draw:text-box>
            <text:p text:style-name="P11"><text:span text:style-name="T3">X</text:span></text:p>
          </draw:text-box>
        </draw:frame>
        <draw:frame draw:style-name="gr25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6"><text:s text:c="8"/></text:span><text:span text:style-name="T6">f = add(d, e);</text:span></text:p>
            <text:p><text:span text:style-name="T2"><text:s text:c="8"/></text:span><text:span text:style-name="T2">c = a * b + f;</text:span></text:p>
            <text:p><text:span text:style-name="T3"><text:s text:c="8"/></text:span><text:span text:style-name="T3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7"><text:s text:c="8"/></text:span><text:span text:style-name="T7">z = x + y;</text:span></text:p>
            <text:p><text:span text:style-name="T6"><text:s text:c="8"/></text:span><text:span text:style-name="T6">return z;</text:span></text:p>
            <text:p><text:span text:style-name="T3">}</text:span></text:p>
          </draw:text-box>
        </draw:frame>
        <draw:frame draw:style-name="gr29" draw:text-style-name="P16" draw:layer="layout" svg:width="9.738cm" svg:height="8.201cm" svg:x="16.862cm" svg:y="7.35cm">
          <draw:text-box>
            <text:p><text:span text:style-name="T7">Mult: </text:span></text:p>
            <text:p><text:span text:style-name="T7"><text:s text:c="8"/></text:span><text:span text:style-name="T7">.... <text:s text:c="7"/></text:span></text:p>
            <text:p><text:span text:style-name="T7"><text:s/></text:span><text:span text:style-name="T7"><text:tab/></text:span><text:span text:style-name="T7"> </text:span><text:span text:style-name="T7">call <text:s text:c="3"/>add</text:span></text:p>
            <text:p><text:span text:style-name="T7"><text:s text:c="8"/></text:span><text:span text:style-name="T7">addl <text:s text:c="3"/>$16, %esp</text:span></text:p>
            <text:p><text:span text:style-name="T6"><text:s text:c="8"/></text:span><text:span text:style-name="T6">movl <text:s text:c="3"/>%eax, -16(%ebp)</text:span></text:p>
            <text:p><text:span text:style-name="T7"><text:s text:c="5"/></text:span><text:span text:style-name="T2"><text:s text:c="3"/></text:span><text:span text:style-name="T2">movl <text:s text:c="3"/>8(%ebp), %eax</text:span></text:p>
            <text:p><text:span text:style-name="T2"><text:s text:c="8"/></text:span><text:span text:style-name="T2">imull <text:s text:c="2"/>12(%ebp), %eax</text:span></text:p>
            <text:p><text:span text:style-name="T2"><text:s text:c="8"/></text:span><text:span text:style-name="T2">movl <text:s text:c="3"/>%eax, %edx</text:span></text:p>
            <text:p><text:span text:style-name="T2"><text:s text:c="8"/></text:span><text:span text:style-name="T2">movl <text:s text:c="3"/>-16(%ebp), %eax</text:span></text:p>
            <text:p><text:span text:style-name="T2"><text:s text:c="8"/></text:span><text:span text:style-name="T2">addl <text:s text:c="3"/>%edx, %eax</text:span></text:p>
            <text:p><text:span text:style-name="T7"><text:s text:c="8"/></text:span><text:span text:style-name="T7">movl <text:s text:c="3"/>%eax, -12(%ebp)</text:span></text:p>
            <text:p><text:span text:style-name="T7"><text:s text:c="8"/></text:span><text:span text:style-name="T7">movl <text:s text:c="3"/>-12(%ebp), %eax</text:span></text:p>
            <text:p><text:span text:style-name="T7"><text:s text:c="8"/></text:span><text:span text:style-name="T7">leave</text:span></text:p>
            <text:p><text:span text:style-name="T7"><text:s text:c="8"/></text:span><text:span text:style-name="T7">ret</text:span></text:p>
            <text:p><text:span text:style-name="T7"/></text:p>
          </draw:text-box>
        </draw:frame>
        <draw:custom-shape draw:style-name="gr20" draw:text-style-name="P6" draw:layer="layout" svg:width="4cm" svg:height="0.75cm" svg:x="4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1.8cm" svg:height="0.781cm" svg:x="2.2cm" svg:y="2.878cm">
          <draw:text-box>
            <text:p text:style-name="P11"><text:span text:style-name="T3">Y</text:span></text:p>
          </draw:text-box>
        </draw:frame>
        <draw:custom-shape draw:style-name="gr19" draw:text-style-name="P23" draw:layer="layout" svg:width="4cm" svg:height="0.75cm" svg:x="4cm" svg:y="5.55cm">
          <text:p text:style-name="P22"><text:span text:style-name="T6">f = 50 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9.3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0.05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0.75cm" svg:x="4cm" svg:y="10.8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1.55cm">
          <text:p text:style-name="P7"><text:span text:style-name="T3">Y(prev ebp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2.3cm">
          <text:p text:style-name="P7"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30" draw:text-style-name="P17" draw:layer="layout" svg:width="8.4cm" svg:height="3.961cm" svg:x="10.6cm" svg:y="7.228cm">
          <draw:text-box>
            <text:p><text:span text:style-name="T12">eax = a </text:span></text:p>
            <text:p><text:span text:style-name="T12">eax = eax * b</text:span></text:p>
            <text:p><text:span text:style-name="T12">edx = eax </text:span></text:p>
            <text:p><text:span text:style-name="T12">eax = f</text:span></text:p>
            <text:p><text:span text:style-name="T12">eax <text:s/>= edx + eax </text:span></text:p>
            <text:p><text:span text:style-name="T21">// eax = a*b + f</text:span></text:p>
            <text:p><text:span text:style-name="T1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imple-abhijit" presentation:presentation-page-layout-name="AL2T1">
        <office:forms form:automatic-focus="false" form:apply-design-mode="false"/>
        <draw:custom-shape draw:style-name="gr19" draw:text-style-name="P8" draw:layer="layout" svg:width="4cm" svg:height="0.75cm" svg:x="4cm" svg:y="0.3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.05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cm" svg:height="0.75cm" svg:x="4cm" svg:y="1.8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2.55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1cm" svg:y1="14.85cm" svg:x2="8cm" svg:y2="7.8cm">
          <text:p/>
        </draw:line>
        <draw:line draw:style-name="gr21" draw:text-style-name="P6" draw:layer="layout" svg:x1="11.6cm" svg:y1="13.5cm" svg:x2="8cm" svg:y2="3.3cm">
          <text:p/>
        </draw:line>
        <draw:frame draw:style-name="gr22" draw:text-style-name="P1" draw:layer="layout" svg:width="2.2cm" svg:height="0.781cm" svg:x="11.8cm" svg:y="13.2cm">
          <draw:text-box>
            <text:p><text:span text:style-name="T1">ebp</text:span></text:p>
          </draw:text-box>
        </draw:frame>
        <draw:frame draw:style-name="gr22" draw:text-style-name="P1" draw:layer="layout" svg:width="2.2cm" svg:height="0.781cm" svg:x="11cm" svg:y="14.503cm">
          <draw:text-box>
            <text:p><text:span text:style-name="T1">esp</text:span></text:p>
          </draw:text-box>
        </draw:frame>
        <draw:line draw:style-name="gr23" draw:text-style-name="P6" draw:layer="layout" svg:x1="4cm" svg:y1="6.3cm" svg:x2="4cm" svg:y2="7.8cm">
          <text:p/>
        </draw:line>
        <draw:line draw:style-name="gr23" draw:text-style-name="P6" draw:layer="layout" svg:x1="8cm" svg:y1="6.3cm" svg:x2="8cm" svg:y2="7.8cm">
          <text:p/>
        </draw:line>
        <draw:frame draw:style-name="gr22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24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4cm" svg:height="0.75cm" svg:x="4cm" svg:y="6.3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7.05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1.8cm" svg:height="0.781cm" svg:x="2.2cm" svg:y="0.075cm">
          <draw:text-box>
            <text:p text:style-name="P11"><text:span text:style-name="T3">X</text:span></text:p>
          </draw:text-box>
        </draw:frame>
        <draw:frame draw:style-name="gr25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6"><text:s text:c="2"/></text:span><text:span text:style-name="T7"><text:s text:c="6"/></text:span><text:span text:style-name="T7">f = add(d, e);</text:span></text:p>
            <text:p><text:span text:style-name="T2"><text:s text:c="8"/></text:span><text:span text:style-name="T2">c = a * b + f;</text:span></text:p>
            <text:p><text:span text:style-name="T7"><text:s text:c="8"/></text:span><text:span text:style-name="T7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7"><text:s text:c="8"/></text:span><text:span text:style-name="T7">z = x + y;</text:span></text:p>
            <text:p><text:span text:style-name="T6"><text:s text:c="8"/></text:span><text:span text:style-name="T6">return z;</text:span></text:p>
            <text:p><text:span text:style-name="T3">}</text:span></text:p>
          </draw:text-box>
        </draw:frame>
        <draw:frame draw:style-name="gr29" draw:text-style-name="P16" draw:layer="layout" svg:width="9.738cm" svg:height="8.201cm" svg:x="16.862cm" svg:y="7.35cm">
          <draw:text-box>
            <text:p><text:span text:style-name="T7">Mult: </text:span></text:p>
            <text:p><text:span text:style-name="T7"><text:s text:c="8"/></text:span><text:span text:style-name="T7">.... <text:s text:c="7"/></text:span></text:p>
            <text:p><text:span text:style-name="T7"><text:s/></text:span><text:span text:style-name="T7"><text:tab/></text:span><text:span text:style-name="T7"> </text:span><text:span text:style-name="T7">call <text:s text:c="3"/>add</text:span></text:p>
            <text:p><text:span text:style-name="T7"><text:s text:c="8"/></text:span><text:span text:style-name="T7">addl <text:s text:c="3"/>$16, %esp</text:span></text:p>
            <text:p><text:span text:style-name="T6"><text:s text:c="8"/></text:span><text:span text:style-name="T6">movl <text:s text:c="3"/>%eax, -16(%ebp)</text:span></text:p>
            <text:p><text:span text:style-name="T7"><text:s text:c="8"/></text:span><text:span text:style-name="T7">movl <text:s text:c="3"/>8(%ebp), %eax</text:span></text:p>
            <text:p><text:span text:style-name="T7"><text:s text:c="8"/></text:span><text:span text:style-name="T7">imull <text:s text:c="2"/>12(%ebp), %eax</text:span></text:p>
            <text:p><text:span text:style-name="T7"><text:s text:c="8"/></text:span><text:span text:style-name="T7">movl <text:s text:c="3"/>%eax, %edx</text:span></text:p>
            <text:p><text:span text:style-name="T7"><text:s text:c="8"/></text:span><text:span text:style-name="T7">movl <text:s text:c="3"/>-16(%ebp), %eax</text:span></text:p>
            <text:p><text:span text:style-name="T7"><text:s text:c="8"/></text:span><text:span text:style-name="T7">addl <text:s text:c="3"/>%edx, %eax</text:span></text:p>
            <text:p><text:span text:style-name="T2"><text:s text:c="8"/></text:span><text:span text:style-name="T2">movl <text:s text:c="3"/>%eax, -12(%ebp)</text:span></text:p>
            <text:p><text:span text:style-name="T7"><text:s text:c="8"/></text:span><text:span text:style-name="T7">movl <text:s text:c="3"/>-12(%ebp), %eax</text:span></text:p>
            <text:p><text:span text:style-name="T7"><text:s text:c="8"/></text:span><text:span text:style-name="T7">leave</text:span></text:p>
            <text:p><text:span text:style-name="T7"><text:s text:c="8"/></text:span><text:span text:style-name="T7">ret</text:span></text:p>
            <text:p><text:span text:style-name="T7"/></text:p>
          </draw:text-box>
        </draw:frame>
        <draw:custom-shape draw:style-name="gr19" draw:text-style-name="P21" draw:layer="layout" svg:width="4cm" svg:height="0.75cm" svg:x="4cm" svg:y="4.8cm">
          <text:p text:style-name="P20"><text:span text:style-name="T2">c = eax 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1.8cm" svg:height="0.781cm" svg:x="2.2cm" svg:y="2.878cm">
          <draw:text-box>
            <text:p text:style-name="P11"><text:span text:style-name="T3">Y</text:span></text:p>
          </draw:text-box>
        </draw:frame>
        <draw:custom-shape draw:style-name="gr19" draw:text-style-name="P23" draw:layer="layout" svg:width="4cm" svg:height="0.75cm" svg:x="4cm" svg:y="5.55cm">
          <text:p text:style-name="P22"><text:span text:style-name="T6">f = 50 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9.3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0.05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0.75cm" svg:x="4cm" svg:y="10.8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1.55cm">
          <text:p text:style-name="P7"><text:span text:style-name="T3">Y(prev ebp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2.3cm">
          <text:p text:style-name="P7"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31" draw:text-style-name="P17" draw:layer="layout" svg:width="8.4cm" svg:height="1.311cm" svg:x="10.6cm" svg:y="7.228cm">
          <draw:text-box>
            <text:p><text:span text:style-name="T21">// eax = a*b + f</text:span></text:p>
            <text:p><text:span text:style-name="T12"/></text:p>
          </draw:text-box>
        </draw:frame>
        <draw:frame draw:style-name="gr32" draw:text-style-name="P1" draw:layer="layout" svg:width="4cm" svg:height="2.321cm" svg:x="12.2cm" svg:y="9.6cm">
          <draw:text-box>
            <text:p><text:span text:style-name="T1">Again some redundant cod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imple-abhijit" presentation:presentation-page-layout-name="AL2T1">
        <office:forms form:automatic-focus="false" form:apply-design-mode="false"/>
        <draw:custom-shape draw:style-name="gr19" draw:text-style-name="P8" draw:layer="layout" svg:width="4cm" svg:height="0.75cm" svg:x="4cm" svg:y="0.3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.05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cm" svg:height="0.75cm" svg:x="4cm" svg:y="1.8cm">
          <text:p text:style-name="P9"><text:span text:style-name="T4">RetAddr main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2.55cm">
          <text:p text:style-name="P7"><text:span text:style-name="T3">X (prev ebp)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3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4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7.8cm">
          <text:p/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1cm" svg:y1="14.85cm" svg:x2="8cm" svg:y2="2.55cm">
          <text:p/>
        </draw:line>
        <draw:line draw:style-name="gr21" draw:text-style-name="P6" draw:layer="layout" svg:x1="11.6cm" svg:y1="13.5cm" svg:x2="8cm" svg:y2="0.3cm">
          <text:p/>
        </draw:line>
        <draw:frame draw:style-name="gr22" draw:text-style-name="P1" draw:layer="layout" svg:width="2.2cm" svg:height="0.781cm" svg:x="11.8cm" svg:y="13.2cm">
          <draw:text-box>
            <text:p><text:span text:style-name="T1">ebp</text:span></text:p>
          </draw:text-box>
        </draw:frame>
        <draw:frame draw:style-name="gr22" draw:text-style-name="P1" draw:layer="layout" svg:width="2.2cm" svg:height="0.781cm" svg:x="11cm" svg:y="14.503cm">
          <draw:text-box>
            <text:p><text:span text:style-name="T1">esp</text:span></text:p>
          </draw:text-box>
        </draw:frame>
        <draw:line draw:style-name="gr23" draw:text-style-name="P6" draw:layer="layout" svg:x1="4cm" svg:y1="6.3cm" svg:x2="4cm" svg:y2="7.8cm">
          <text:p/>
        </draw:line>
        <draw:line draw:style-name="gr23" draw:text-style-name="P6" draw:layer="layout" svg:x1="8cm" svg:y1="6.3cm" svg:x2="8cm" svg:y2="7.8cm">
          <text:p/>
        </draw:line>
        <draw:frame draw:style-name="gr22" draw:text-style-name="P3" draw:layer="layout" svg:width="2.2cm" svg:height="0.781cm" svg:x="0.4cm" svg:y="0.15cm">
          <draw:text-box>
            <text:p><text:span text:style-name="T3">Stack</text:span></text:p>
          </draw:text-box>
        </draw:frame>
        <draw:custom-shape draw:style-name="gr24" draw:text-style-name="P6" draw:layer="layout" svg:width="0.8cm" svg:height="1.078cm" svg:x="1cm" svg:y="0.8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8" draw:layer="layout" svg:width="4cm" svg:height="0.75cm" svg:x="4cm" svg:y="6.3cm">
          <text:p text:style-name="P7"><text:span text:style-name="T3">e = 30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7.05cm">
          <text:p text:style-name="P7"><text:span text:style-name="T3">d =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1.8cm" svg:height="0.781cm" svg:x="2.2cm" svg:y="0.075cm">
          <draw:text-box>
            <text:p text:style-name="P11"><text:span text:style-name="T3">X</text:span></text:p>
          </draw:text-box>
        </draw:frame>
        <draw:frame draw:style-name="gr25" draw:text-style-name="P4" draw:layer="layout" svg:width="8.075cm" svg:height="6.081cm" svg:x="17.801cm" svg:y="0.6cm">
          <draw:text-box>
            <text:p><text:span text:style-name="T3">int mult(int a, int b) {</text:span></text:p>
            <text:p><text:span text:style-name="T3"><text:s text:c="8"/></text:span><text:span text:style-name="T3">int c, d = 20, e = 30, f;</text:span></text:p>
            <text:p><text:span text:style-name="T6"><text:s text:c="2"/></text:span><text:span text:style-name="T7"><text:s text:c="6"/></text:span><text:span text:style-name="T7">f = add(d, e);</text:span></text:p>
            <text:p><text:span text:style-name="T2"><text:s text:c="8"/></text:span><text:span text:style-name="T2">c = a * b + f;</text:span></text:p>
            <text:p><text:span text:style-name="T7"><text:s text:c="8"/></text:span><text:span text:style-name="T7">return c;</text:span></text:p>
            <text:p><text:span text:style-name="T3">}</text:span></text:p>
            <text:p><text:span text:style-name="T3">int add(int x, int y) {</text:span></text:p>
            <text:p><text:span text:style-name="T3"><text:s text:c="8"/></text:span><text:span text:style-name="T3">int z; <text:s/></text:span></text:p>
            <text:p><text:span text:style-name="T7"><text:s text:c="8"/></text:span><text:span text:style-name="T7">z = x + y;</text:span></text:p>
            <text:p><text:span text:style-name="T6"><text:s text:c="8"/></text:span><text:span text:style-name="T6">return z;</text:span></text:p>
            <text:p><text:span text:style-name="T3">}</text:span></text:p>
          </draw:text-box>
        </draw:frame>
        <draw:frame draw:style-name="gr29" draw:text-style-name="P16" draw:layer="layout" svg:width="9.738cm" svg:height="8.201cm" svg:x="16.862cm" svg:y="7.35cm">
          <draw:text-box>
            <text:p><text:span text:style-name="T7">Mult: </text:span></text:p>
            <text:p><text:span text:style-name="T7"><text:s text:c="8"/></text:span><text:span text:style-name="T7">.... <text:s text:c="7"/></text:span></text:p>
            <text:p><text:span text:style-name="T7"><text:s/></text:span><text:span text:style-name="T7"><text:tab/></text:span><text:span text:style-name="T7"> </text:span><text:span text:style-name="T7">call <text:s text:c="3"/>add</text:span></text:p>
            <text:p><text:span text:style-name="T7"><text:s text:c="8"/></text:span><text:span text:style-name="T7">addl <text:s text:c="3"/>$16, %esp</text:span></text:p>
            <text:p><text:span text:style-name="T6"><text:s text:c="8"/></text:span><text:span text:style-name="T6">movl <text:s text:c="3"/>%eax, -16(%ebp)</text:span></text:p>
            <text:p><text:span text:style-name="T7"><text:s text:c="8"/></text:span><text:span text:style-name="T7">movl <text:s text:c="3"/>8(%ebp), %eax</text:span></text:p>
            <text:p><text:span text:style-name="T7"><text:s text:c="8"/></text:span><text:span text:style-name="T7">imull <text:s text:c="2"/>12(%ebp), %eax</text:span></text:p>
            <text:p><text:span text:style-name="T7"><text:s text:c="8"/></text:span><text:span text:style-name="T7">movl <text:s text:c="3"/>%eax, %edx</text:span></text:p>
            <text:p><text:span text:style-name="T7"><text:s text:c="8"/></text:span><text:span text:style-name="T7">movl <text:s text:c="3"/>-16(%ebp), %eax</text:span></text:p>
            <text:p><text:span text:style-name="T7"><text:s text:c="8"/></text:span><text:span text:style-name="T7">addl <text:s text:c="3"/>%edx, %eax</text:span></text:p>
            <text:p><text:span text:style-name="T7"><text:s text:c="8"/></text:span><text:span text:style-name="T7">movl <text:s text:c="3"/>%eax, -12(%ebp)</text:span></text:p>
            <text:p><text:span text:style-name="T7"><text:s text:c="8"/></text:span><text:span text:style-name="T7">movl <text:s text:c="3"/>-12(%ebp), %eax</text:span></text:p>
            <text:p><text:span text:style-name="T2"><text:s text:c="8"/></text:span><text:span text:style-name="T2">leave</text:span></text:p>
            <text:p><text:span text:style-name="T7"><text:s text:c="8"/></text:span><text:span text:style-name="T7">ret</text:span></text:p>
            <text:p><text:span text:style-name="T7"/></text:p>
          </draw:text-box>
        </draw:frame>
        <draw:custom-shape draw:style-name="gr19" draw:text-style-name="P21" draw:layer="layout" svg:width="4cm" svg:height="0.75cm" svg:x="4cm" svg:y="4.8cm">
          <text:p text:style-name="P20"><text:span text:style-name="T2">c = eax 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8.55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1.8cm" svg:height="0.781cm" svg:x="2.2cm" svg:y="2.878cm">
          <draw:text-box>
            <text:p text:style-name="P11"><text:span text:style-name="T3">Y</text:span></text:p>
          </draw:text-box>
        </draw:frame>
        <draw:custom-shape draw:style-name="gr19" draw:text-style-name="P23" draw:layer="layout" svg:width="4cm" svg:height="0.75cm" svg:x="4cm" svg:y="5.55cm">
          <text:p text:style-name="P22"><text:span text:style-name="T6">f = 50 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9.3cm">
          <text:p text:style-name="P7"><text:span text:style-name="T3">30 (y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0.05cm">
          <text:p text:style-name="P7"><text:span text:style-name="T3">20 (x)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cm" svg:height="0.75cm" svg:x="4cm" svg:y="10.8cm">
          <text:p text:style-name="P14"><text:span text:style-name="T9">Retadd mult(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1.55cm">
          <text:p text:style-name="P7"><text:span text:style-name="T3">Y(prev ebp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75cm" svg:x="4cm" svg:y="12.3cm">
          <text:p text:style-name="P7"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3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cm" svg:height="0.75cm" svg:x="4cm" svg:y="14.55cm">
          <text:p/>
          <draw:enhanced-geometry svg:viewBox="0 0 21600 21600" draw:type="rectangle" draw:enhanced-path="M 0 0 L 21600 0 21600 21600 0 21600 0 0 Z N"/>
        </draw:custom-shape>
        <draw:frame draw:style-name="gr31" draw:text-style-name="P17" draw:layer="layout" svg:width="8.4cm" svg:height="1.311cm" svg:x="10.6cm" svg:y="7.228cm">
          <draw:text-box>
            <text:p><text:span text:style-name="T21">After leave</text:span></text:p>
            <text:p><text:span text:style-name="T21">// eax = a*b + f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imple-abhijit" presentation:presentation-page-layout-name="AL2T1">
        <office:forms form:automatic-focus="false" form:apply-design-mode="false"/>
        <draw:frame presentation:style-name="pr2" draw:text-style-name="P24" draw:layer="layout" svg:width="25.199cm" svg:height="2.63cm" svg:x="1.4cm" svg:y="0.627cm" presentation:class="title">
          <draw:text-box>
            <text:p>Lessons</text:p>
          </draw:text-box>
        </draw:frame>
        <draw:frame presentation:style-name="pr3" draw:text-style-name="P24" draw:layer="layout" svg:width="25.199cm" svg:height="9.134cm" svg:x="1.4cm" svg:y="3.685cm" presentation:class="outline">
          <draw:text-box>
            <text:list text:style-name="L2">
              <text:list-item>
                <text:p xml:id="id1" text:id="id1">Calling function (caller) </text:p>
                <text:list>
                  <text:list-item>
                    <text:p xml:id="id2" text:id="id2">Pushes arguments on stack , copies values</text:p>
                  </text:list-item>
                </text:list>
              </text:list-item>
              <text:list-item>
                <text:p xml:id="id3" text:id="id3">On call</text:p>
                <text:list>
                  <text:list-item>
                    <text:p xml:id="id4" text:id="id4">Return IP is pushed</text:p>
                  </text:list-item>
                </text:list>
              </text:list-item>
              <text:list-item>
                <text:p xml:id="id5" text:id="id5">Initially in called function (callee)</text:p>
                <text:list>
                  <text:list-item>
                    <text:p xml:id="id6" text:id="id6">Old ebp is pushed</text:p>
                  </text:list-item>
                  <text:list-item>
                    <text:p xml:id="id7" text:id="id7">ebp <text:s/>= stack</text:p>
                  </text:list-item>
                  <text:list-item>
                    <text:p xml:id="id8" text:id="id8">Stack is decremented to make space for local variabl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imple-abhijit" presentation:presentation-page-layout-name="AL2T1">
        <office:forms form:automatic-focus="false" form:apply-design-mode="false"/>
        <draw:frame presentation:style-name="pr2" draw:text-style-name="P24" draw:layer="layout" svg:width="25.199cm" svg:height="2.63cm" svg:x="1.4cm" svg:y="0.627cm" presentation:class="title">
          <draw:text-box>
            <text:p>Lessons</text:p>
          </draw:text-box>
        </draw:frame>
        <draw:frame presentation:style-name="pr3" draw:text-style-name="P24" draw:layer="layout" svg:width="25.199cm" svg:height="9.134cm" svg:x="1.4cm" svg:y="3.685cm" presentation:class="outline">
          <draw:text-box>
            <text:list text:style-name="L2">
              <text:list-item>
                <text:p xml:id="id9" text:id="id9">Before Return</text:p>
                <text:list>
                  <text:list-item>
                    <text:p xml:id="id10" text:id="id10">Ensure that result is in ‘eax</text:p>
                  </text:list-item>
                </text:list>
              </text:list-item>
              <text:list-item>
                <text:p xml:id="id11" text:id="id11">On Return</text:p>
                <text:list>
                  <text:list-item>
                    <text:p xml:id="id12" text:id="id12">stack = ebp </text:p>
                  </text:list-item>
                  <text:list-item>
                    <text:p xml:id="id13" text:id="id13">Pop ebp (ebp = old ebp)</text:p>
                  </text:list-item>
                </text:list>
              </text:list-item>
              <text:list-item>
                <text:p xml:id="id14" text:id="id14">On ‘ret’</text:p>
                <text:list>
                  <text:list-item>
                    <text:p xml:id="id15" text:id="id15">Pop ‘return IP’ and go back in old function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imple-abhijit" presentation:presentation-page-layout-name="AL2T1">
        <office:forms form:automatic-focus="false" form:apply-design-mode="false"/>
        <draw:frame presentation:style-name="pr2" draw:text-style-name="P24" draw:layer="layout" svg:width="25.199cm" svg:height="2.63cm" svg:x="1.4cm" svg:y="0.627cm" presentation:class="title">
          <draw:text-box>
            <text:p>Lessons</text:p>
          </draw:text-box>
        </draw:frame>
        <draw:frame presentation:style-name="pr3" draw:text-style-name="P24" draw:layer="layout" svg:width="25.199cm" svg:height="9.134cm" svg:x="1.4cm" svg:y="3.685cm" presentation:class="outline">
          <draw:text-box>
            <text:list text:style-name="L2">
              <text:list-item>
                <text:p xml:id="id16" text:id="id16">This was a demonstration for a </text:p>
                <text:list>
                  <text:list-item>
                    <text:p xml:id="id17" text:id="id17">User program, compiled with GCC, On Linux</text:p>
                  </text:list-item>
                  <text:list-item>
                    <text:p xml:id="id18" text:id="id18">Followed the conventions we discussed earlier</text:p>
                  </text:list-item>
                </text:list>
              </text:list-item>
              <text:list-item>
                <text:p xml:id="id19" text:id="id19">Applicable to </text:p>
                <text:list>
                  <text:list-item>
                    <text:p xml:id="id20" text:id="id20">C programs which work using LIFO function calls</text:p>
                  </text:list-item>
                </text:list>
              </text:list-item>
              <text:list-item>
                <text:p xml:id="id21" text:id="id21">Compiler can’t be used to generate code using this mechanism for </text:p>
                <text:list>
                  <text:list-item>
                    <text:p xml:id="id22" text:id="id22">Functions like fork(), exec(), scheduler(), etc. </text:p>
                  </text:list-item>
                  <text:list-item>
                    <text:p xml:id="id23" text:id="id23">Boot code of O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mr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false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cc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3cm" fo:margin-bottom="0cm" fo:text-indent="0cm"/>
      <style:text-properties fo:color="#000000" loext:opacity="100%" fo:font-size="21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24cm" fo:margin-bottom="0cm" fo:text-indent="0cm"/>
      <style:text-properties fo:color="#009900" loext:opacity="100%" fo:font-size="18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2.63cm" svg:x="1.4cm" svg:y="0.627cm" presentation:class="title" presentation:placeholder="true">
        <draw:text-box/>
      </draw:frame>
      <draw:frame presentation:style-name="simple-abhiji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8T22:35:42.941436187</meta:creation-date>
    <dc:date>2024-01-24T10:52:56.956861084</dc:date>
    <meta:editing-duration>PT1M51S</meta:editing-duration>
    <meta:editing-cycles>2</meta:editing-cycles>
    <meta:generator>LibreOffice/7.3.7.2$Linux_X86_64 LibreOffice_project/30$Build-2</meta:generator>
    <meta:document-statistic meta:object-count="659"/>
  </office:meta>
</office:document-meta>
</file>